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ucida Grande" svg:font-family="'Lucida Grande', Verdana, Arial, Helvetica, sans-serif"/>
    <style:font-face style:name="OpenSymbol" svg:font-family="OpenSymbol"/>
    <style:font-face style:name="inherit" svg:font-family="inherit"/>
    <style:font-face style:name="Monospace" svg:font-family="Monospace"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VideoResolutions" style:family="table">
      <style:table-properties style:width="6.6924in" table:align="margins"/>
    </style:style>
    <style:style style:name="VideoResolutions.A" style:family="table-column">
      <style:table-column-properties style:column-width="1.6729in" style:rel-column-width="16383*"/>
    </style:style>
    <style:style style:name="VideoResolutions.D" style:family="table-column">
      <style:table-column-properties style:column-width="1.6736in" style:rel-column-width="16386*"/>
    </style:style>
    <style:style style:name="VideoResolutions.A1" style:family="table-cell">
      <style:table-cell-properties style:vertical-align="middle" fo:background-color="#cccccc" fo:padding="0.0382in" fo:border-left="0.0007in solid #000000" fo:border-right="none" fo:border-top="0.0007in solid #000000" fo:border-bottom="0.0007in solid #000000">
        <style:background-image/>
      </style:table-cell-properties>
    </style:style>
    <style:style style:name="VideoResolutions.D1" style:family="table-cell">
      <style:table-cell-properties style:vertical-align="middle" fo:background-color="#cccccc" fo:padding="0.0382in" fo:border="0.0007in solid #000000">
        <style:background-image/>
      </style:table-cell-properties>
    </style:style>
    <style:style style:name="VideoResolutions.A2" style:family="table-cell">
      <style:table-cell-properties style:vertical-align="middle" fo:padding="0.0382in" fo:border-left="0.0007in solid #000000" fo:border-right="none" fo:border-top="none" fo:border-bottom="0.0007in solid #000000"/>
    </style:style>
    <style:style style:name="VideoResolutions.D2" style:family="table-cell">
      <style:table-cell-properties style:vertical-align="middle" fo:padding="0.0382in" fo:border-left="0.0007in solid #000000" fo:border-right="0.0007in solid #000000" fo:border-top="none" fo:border-bottom="0.0007in solid #000000"/>
    </style:style>
    <style:style style:name="VideoResolutions.B6" style:family="table-cell">
      <style:table-cell-properties style:vertical-align="middle" fo:padding="0.0382in" fo:border-left="0.0007in solid #000000" fo:border-right="none" fo:border-top="0.0007in solid #000000" fo:border-bottom="0.0007in solid #000000"/>
    </style:style>
    <style:style style:name="VideoResolutions.D6" style:family="table-cell">
      <style:table-cell-properties style:vertical-align="middle" fo:padding="0.0382in" fo:border="0.0007in solid #000000"/>
    </style:style>
    <style:style style:name="Tabla3" style:family="table">
      <style:table-properties style:width="6.6924in" table:align="margins"/>
    </style:style>
    <style:style style:name="Tabla3.A" style:family="table-column">
      <style:table-column-properties style:column-width="2.3958in" style:rel-column-width="23461*"/>
    </style:style>
    <style:style style:name="Tabla3.B" style:family="table-column">
      <style:table-column-properties style:column-width="4.2965in" style:rel-column-width="42074*"/>
    </style:style>
    <style:style style:name="Tabla3.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a3.B1" style:family="table-cell">
      <style:table-cell-properties fo:background-color="#c0c0c0" fo:padding="0.0382in" fo:border="0.0007in solid #000000">
        <style:background-image/>
      </style:table-cell-properties>
    </style:style>
    <style:style style:name="Tabla3.A2" style:family="table-cell">
      <style:table-cell-properties fo:padding="0.0382in" fo:border-left="0.0007in solid #000000" fo:border-right="none" fo:border-top="none" fo:border-bottom="0.0007in solid #000000"/>
    </style:style>
    <style:style style:name="Tabla3.B2" style:family="table-cell">
      <style:table-cell-properties fo:padding="0.0382in" fo:border-left="0.0007in solid #000000" fo:border-right="0.0007in solid #000000" fo:border-top="none" fo:border-bottom="0.0007in solid #000000"/>
    </style:style>
    <style:style style:name="Tabla4" style:family="table">
      <style:table-properties style:width="6.6924in" table:align="margins"/>
    </style:style>
    <style:style style:name="Tabla4.A" style:family="table-column">
      <style:table-column-properties style:column-width="3.3458in" style:rel-column-width="32767*"/>
    </style:style>
    <style:style style:name="Tabla4.B" style:family="table-column">
      <style:table-column-properties style:column-width="3.3465in" style:rel-column-width="32768*"/>
    </style:style>
    <style:style style:name="Tabla4.A1" style:family="table-cell">
      <style:table-cell-properties fo:background-color="#ffcc99" fo:padding="0.0382in" fo:border-left="0.0007in solid #000000" fo:border-right="none" fo:border-top="0.0007in solid #000000" fo:border-bottom="0.0007in solid #000000">
        <style:background-image/>
      </style:table-cell-properties>
    </style:style>
    <style:style style:name="Tabla4.B1" style:family="table-cell">
      <style:table-cell-properties fo:background-color="#ffcc99" fo:padding="0.0382in" fo:border="0.0007in solid #000000">
        <style:background-image/>
      </style:table-cell-properties>
    </style:style>
    <style:style style:name="Tabla4.A2" style:family="table-cell">
      <style:table-cell-properties fo:padding="0.0382in" fo:border-left="0.0007in solid #000000" fo:border-right="none" fo:border-top="none" fo:border-bottom="0.0007in solid #000000"/>
    </style:style>
    <style:style style:name="Tabla4.B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style:font-name="Times New Roman" fo:font-size="10pt" style:font-size-asian="10pt" style:font-size-complex="10pt"/>
    </style:style>
    <style:style style:name="P2" style:family="paragraph" style:parent-style-name="Table_20_Contents">
      <style:text-properties fo:font-size="10pt" style:font-size-asian="10pt" style:font-size-complex="10pt"/>
    </style:style>
    <style:style style:name="P3" style:family="paragraph" style:parent-style-name="Table_20_Contents">
      <style:paragraph-properties fo:text-align="start" style:justify-single-word="false"/>
      <style:text-properties fo:font-size="10pt" style:font-size-asian="10pt" style:font-size-complex="10pt"/>
    </style:style>
    <style:style style:name="P4" style:family="paragraph" style:parent-style-name="Table_20_Contents">
      <style:paragraph-properties fo:text-align="center" style:justify-single-word="false"/>
      <style:text-properties fo:font-size="10pt" style:font-size-asian="10pt" style:font-size-complex="10pt"/>
    </style:style>
    <style:style style:name="P5" style:family="paragraph" style:parent-style-name="Table_20_Contents">
      <style:paragraph-properties fo:text-align="end" style:justify-single-word="false"/>
      <style:text-properties fo:font-size="10pt" style:font-size-asian="10pt" style:font-size-complex="10pt"/>
    </style:style>
    <style:style style:name="P6" style:family="paragraph" style:parent-style-name="Table_20_Contents">
      <style:paragraph-properties fo:text-align="center" style:justify-single-word="false"/>
      <style:text-properties style:font-name="DejaVu Sans Mono" fo:font-size="10pt" style:font-name-asian="DejaVu Sans Mono" style:font-size-asian="10pt" style:font-name-complex="DejaVu Sans Mono" style:font-size-complex="10pt"/>
    </style:style>
    <style:style style:name="P7" style:family="paragraph" style:parent-style-name="Table_20_Contents">
      <style:paragraph-properties fo:text-align="start" style:justify-single-word="false"/>
      <style:text-properties style:font-name="DejaVu Sans Mono" fo:font-size="10pt" style:font-name-asian="DejaVu Sans Mono" style:font-size-asian="10pt" style:font-name-complex="DejaVu Sans Mono" style:font-size-complex="10pt"/>
    </style:style>
    <style:style style:name="P8" style:family="paragraph" style:parent-style-name="Table_20_Contents">
      <style:paragraph-properties fo:text-align="center" style:justify-single-word="false"/>
      <style:text-properties style:font-name="DejaVu Sans Mono" fo:font-size="10pt" fo:font-weight="bold" style:font-name-asian="DejaVu Sans Mono" style:font-size-asian="10pt" style:font-weight-asian="bold" style:font-name-complex="DejaVu Sans Mono" style:font-size-complex="10pt" style:font-weight-complex="bold"/>
    </style:style>
    <style:style style:name="P9" style:family="paragraph" style:parent-style-name="Table_20_Contents">
      <style:paragraph-properties fo:text-align="start" style:justify-single-word="false"/>
      <style:text-properties style:font-name="DejaVu Sans Mono" fo:font-size="10pt" fo:font-weight="bold" style:font-name-asian="DejaVu Sans Mono" style:font-size-asian="10pt" style:font-weight-asian="bold" style:font-name-complex="DejaVu Sans Mono" style:font-size-complex="10pt" style:font-weight-complex="bold"/>
    </style:style>
    <style:style style:name="P10" style:family="paragraph" style:parent-style-name="Table_20_Contents">
      <style:text-properties style:font-name="DejaVu Sans Mono1" fo:font-size="10pt" style:font-size-asian="10pt" style:font-size-complex="10pt"/>
    </style:style>
    <style:style style:name="P11" style:family="paragraph" style:parent-style-name="Table_20_Contents">
      <style:text-properties style:font-name="DejaVu Sans Mono1" fo:font-size="10pt" fo:font-weight="bold" style:font-size-asian="10pt" style:font-weight-asian="bold" style:font-size-complex="10pt" style:font-weight-complex="bold"/>
    </style:style>
    <style:style style:name="P12" style:family="paragraph" style:parent-style-name="Footer">
      <style:paragraph-properties fo:text-align="center" style:justify-single-word="false"/>
    </style:style>
    <style:style style:name="P13" style:family="paragraph" style:parent-style-name="Standard">
      <style:text-properties fo:font-variant="normal" fo:text-transform="none" fo:color="#0066cc" style:text-line-through-style="none" style:font-name="Lucida Grande" fo:font-size="9pt" fo:letter-spacing="normal" fo:font-style="normal" style:text-underline-style="none" fo:font-weight="normal" style:text-blinking="false"/>
    </style:style>
    <style:style style:name="P14" style:family="paragraph" style:parent-style-name="Standard">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size-complex="12pt"/>
    </style:style>
    <style:style style:name="P15" style:family="paragraph" style:parent-style-name="Standard">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weight-asian="normal" style:font-size-complex="12pt" style:font-weight-complex="normal"/>
    </style:style>
    <style:style style:name="P16" style:family="paragraph" style:parent-style-name="Standard">
      <style:text-properties fo:font-variant="normal" fo:text-transform="none" fo:color="#000000" style:text-line-through-style="none" style:font-name="DejaVu Sans Mono1" fo:font-size="10pt" fo:letter-spacing="normal" fo:font-style="normal" style:text-underline-style="none" fo:font-weight="normal" style:text-blinking="false" style:font-size-asian="10pt" style:font-size-complex="10pt"/>
    </style:style>
    <style:style style:name="P17" style:family="paragraph" style:parent-style-name="Standard">
      <style:text-properties fo:font-weight="normal" style:font-weight-asian="normal" style:font-weight-complex="normal"/>
    </style:style>
    <style:style style:name="P18" style:family="paragraph" style:parent-style-name="Standard">
      <style:text-properties fo:font-size="44pt" fo:font-weight="bold" style:font-size-asian="44pt" style:font-weight-asian="bold" style:font-size-complex="44pt" style:font-weight-complex="bold"/>
    </style:style>
    <style:style style:name="P19" style:family="paragraph" style:parent-style-name="Standard">
      <style:paragraph-properties fo:text-align="end" style:justify-single-word="false"/>
      <style:text-properties fo:font-size="44pt" fo:font-weight="bold" style:font-size-asian="44pt" style:font-weight-asian="bold" style:font-size-complex="44pt" style:font-weight-complex="bold"/>
    </style:style>
    <style:style style:name="P20" style:family="paragraph" style:parent-style-name="Standard">
      <style:paragraph-properties fo:text-align="center" style:justify-single-word="false"/>
      <style:text-properties fo:font-weight="bold" style:font-weight-asian="bold" style:font-weight-complex="bold"/>
    </style:style>
    <style:style style:name="P21" style:family="paragraph" style:parent-style-name="Standard">
      <style:text-properties fo:font-size="12pt" fo:font-weight="bold" style:font-size-asian="12pt" style:font-weight-asian="bold" style:font-size-complex="12pt" style:font-weight-complex="bold"/>
    </style:style>
    <style:style style:name="P22" style:family="paragraph" style:parent-style-name="Standard">
      <style:text-properties fo:font-size="12pt" fo:font-weight="normal" style:font-size-asian="12pt" style:font-weight-asian="normal" style:font-size-complex="12pt" style:font-weight-complex="normal"/>
    </style:style>
    <style:style style:name="P23" style:family="paragraph" style:parent-style-name="Standard">
      <style:text-properties style:font-name="DejaVu Sans Mono1" fo:font-size="10pt" style:font-size-asian="10pt" style:font-size-complex="10pt"/>
    </style:style>
    <style:style style:name="P24" style:family="paragraph" style:parent-style-name="Standard">
      <style:text-properties style:font-name="DejaVu Sans Mono1" fo:font-size="10pt" style:font-name-asian="DejaVu Sans1" style:font-size-asian="10pt" style:font-name-complex="DejaVu Sans1" style:font-size-complex="10pt"/>
    </style:style>
    <style:style style:name="P25" style:family="paragraph" style:parent-style-name="Standard">
      <style:text-properties style:font-name="DejaVu Sans" fo:font-size="10pt" style:font-name-asian="DejaVu Sans" style:font-size-asian="10pt" style:font-name-complex="DejaVu Sans" style:font-size-complex="10pt"/>
    </style:style>
    <style:style style:name="P26" style:family="paragraph" style:parent-style-name="Preformatted_20_Text">
      <style:text-properties fo:font-weight="normal" style:font-weight-asian="normal" style:font-weight-complex="normal"/>
    </style:style>
    <style:style style:name="P27" style:family="paragraph" style:parent-style-name="Preformatted_20_Text">
      <style:paragraph-properties fo:margin-top="0in" fo:margin-bottom="0.1965in"/>
    </style:style>
    <style:style style:name="P28" style:family="paragraph" style:parent-style-name="Preformatted_20_Text">
      <style:paragraph-properties fo:margin-top="0in" fo:margin-bottom="0.1965in"/>
      <style:text-properties fo:font-weight="normal" style:font-weight-asian="normal" style:font-weight-complex="normal"/>
    </style:style>
    <style:style style:name="P29" style:family="paragraph" style:parent-style-name="Preformatted_20_Text">
      <style:paragraph-properties fo:margin-top="0in" fo:margin-bottom="0.1965in"/>
      <style:text-properties style:text-underline-style="none" fo:font-weight="normal" style:font-weight-asian="normal" style:font-weight-complex="normal"/>
    </style:style>
    <style:style style:name="P30" style:family="paragraph" style:parent-style-name="Preformatted_20_Text">
      <style:paragraph-properties fo:margin-top="0in" fo:margin-bottom="0.1965in"/>
      <style:text-properties fo:font-size="10pt" fo:font-weight="normal" style:font-size-asian="8.75pt" style:font-weight-asian="normal" style:font-size-complex="10pt" style:font-weight-complex="normal"/>
    </style:style>
    <style:style style:name="P31" style:family="paragraph" style:parent-style-name="Preformatted_20_Text">
      <style:paragraph-properties fo:margin-top="0in" fo:margin-bottom="0.1965in" fo:text-align="start" style:justify-single-word="false"/>
      <style:text-properties fo:color="#000000"/>
    </style:style>
    <style:style style:name="P32" style:family="paragraph" style:parent-style-name="Preformatted_20_Text">
      <style:paragraph-properties fo:margin-top="0in" fo:margin-bottom="0.1965in"/>
      <style:text-properties style:font-name="Liberation Serif" fo:font-size="12pt" style:font-size-asian="10.5pt" style:font-size-complex="12pt"/>
    </style:style>
    <style:style style:name="P33" style:family="paragraph" style:parent-style-name="Preformatted_20_Text">
      <style:paragraph-properties fo:margin-top="0in" fo:margin-bottom="0.1965in"/>
      <style:text-properties style:font-name="Liberation Serif" fo:font-size="12pt" fo:font-weight="bold" style:font-size-asian="10.5pt" style:font-weight-asian="bold" style:font-size-complex="12pt" style:font-weight-complex="bold"/>
    </style:style>
    <style:style style:name="P34" style:family="paragraph" style:parent-style-name="Preformatted_20_Text">
      <style:paragraph-properties fo:margin-top="0in" fo:margin-bottom="0.1965in"/>
      <style:text-properties style:font-name="Liberation Serif" fo:font-size="12pt" fo:font-style="italic" style:font-size-asian="12pt" style:font-style-asian="italic" style:font-size-complex="12pt" style:font-style-complex="italic"/>
    </style:style>
    <style:style style:name="P35" style:family="paragraph" style:parent-style-name="Preformatted_20_Text">
      <style:paragraph-properties fo:margin-top="0in" fo:margin-bottom="0.1965in"/>
      <style:text-properties style:font-name="Liberation Serif" fo:font-size="12pt" fo:font-style="normal" style:font-size-asian="12pt" style:font-style-asian="normal" style:font-size-complex="12pt" style:font-style-complex="normal"/>
    </style:style>
    <style:style style:name="P36" style:family="paragraph" style:parent-style-name="Preformatted_20_Text">
      <style:paragraph-properties fo:margin-top="0in" fo:margin-bottom="0.1965in"/>
      <style:text-properties fo:font-style="normal" style:font-style-asian="normal" style:font-style-complex="normal"/>
    </style:style>
    <style:style style:name="P37" style:family="paragraph" style:parent-style-name="Preformatted_20_Text">
      <style:paragraph-properties fo:margin-top="0in" fo:margin-bottom="0.1965in"/>
      <style:text-properties style:font-name="DejaVu Sans Mono" fo:font-size="10pt" fo:font-style="normal" style:font-size-asian="10pt" style:font-style-asian="normal" style:font-size-complex="10pt" style:font-style-complex="normal"/>
    </style:style>
    <style:style style:name="P38" style:family="paragraph" style:parent-style-name="Preformatted_20_Text" style:master-page-name="">
      <style:paragraph-properties fo:margin-left="0.3937in" fo:margin-right="0.3937in" fo:margin-top="0in" fo:margin-bottom="0.1965in" fo:text-indent="0in" style:auto-text-indent="false" style:page-number="auto" fo:background-color="#b3b3b3" style:shadow="none">
        <style:background-image/>
      </style:paragraph-properties>
    </style:style>
    <style:style style:name="P39" style:family="paragraph" style:parent-style-name="Preformatted_20_Text" style:master-page-name="">
      <style:paragraph-properties fo:margin-left="0.3937in" fo:margin-right="0.3937in" fo:margin-top="0in" fo:margin-bottom="0.1965in" fo:text-indent="0in" style:auto-text-indent="false" style:page-number="auto" fo:background-color="#b3b3b3" style:shadow="none">
        <style:background-image/>
      </style:paragraph-properties>
      <style:text-properties fo:color="#000000" fo:font-weight="normal" fo:background-color="#b3b3b3" style:font-weight-asian="normal" style:font-weight-complex="normal"/>
    </style:style>
    <style:style style:name="P40" style:family="paragraph" style:parent-style-name="Preformatted_20_Text" style:master-page-name="">
      <style:paragraph-properties fo:margin-left="0.3937in" fo:margin-right="0.3937in" fo:margin-top="0in" fo:margin-bottom="0.1965in" fo:text-indent="0in" style:auto-text-indent="false" style:page-number="auto" fo:background-color="#b3b3b3" style:shadow="none">
        <style:background-image/>
      </style:paragraph-properties>
      <style:text-properties fo:color="#000000" style:font-name="DejaVu Sans Mono" fo:font-size="10pt" fo:font-weight="normal" fo:background-color="#b3b3b3" style:font-size-asian="10pt" style:font-weight-asian="normal" style:font-size-complex="10pt" style:font-weight-complex="normal"/>
    </style:style>
    <style:style style:name="P41" style:family="paragraph" style:parent-style-name="Preformatted_20_Text">
      <style:paragraph-properties fo:margin-left="0.3937in" fo:margin-right="0.3937in" fo:margin-top="0in" fo:margin-bottom="0.1965in" fo:text-indent="0in" style:auto-text-indent="false" fo:background-color="#b3b3b3" style:shadow="none">
        <style:background-image/>
      </style:paragraph-properties>
    </style:style>
    <style:style style:name="P42" style:family="paragraph" style:parent-style-name="Preformatted_20_Text">
      <style:paragraph-properties fo:margin-left="0.3937in" fo:margin-right="0.3937in" fo:margin-top="0in" fo:margin-bottom="0.1965in" fo:text-indent="0in" style:auto-text-indent="false" fo:background-color="#b3b3b3" style:shadow="none">
        <style:background-image/>
      </style:paragraph-properties>
      <style:text-properties fo:color="#000000" fo:font-weight="normal" fo:background-color="#b3b3b3" style:font-weight-asian="normal" style:font-weight-complex="normal"/>
    </style:style>
    <style:style style:name="P43" style:family="paragraph" style:parent-style-name="Preformatted_20_Text">
      <style:paragraph-properties fo:margin-left="0.3937in" fo:margin-right="0.3937in" fo:margin-top="0in" fo:margin-bottom="0.1965in" fo:text-indent="0in" style:auto-text-indent="false" fo:background-color="#b3b3b3" style:shadow="none">
        <style:background-image/>
      </style:paragraph-properties>
      <style:text-properties fo:font-weight="normal" style:font-weight-asian="normal" style:font-weight-complex="normal"/>
    </style:style>
    <style:style style:name="P44" style:family="paragraph" style:parent-style-name="Standard">
      <style:paragraph-properties fo:text-align="center" style:justify-single-word="false" fo:break-before="page"/>
      <style:text-properties fo:font-weight="bold" style:font-weight-asian="bold" style:font-weight-complex="bold"/>
    </style:style>
    <style:style style:name="P45"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46"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47"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fo:font-weight="bold" style:font-name-asian="Monospace" style:font-size-asian="10pt" style:font-weight-asian="bold" style:font-name-complex="Monospace" style:font-size-complex="10pt" style:font-weight-complex="bold"/>
    </style:style>
    <style:style style:name="P48" style:family="paragraph" style:parent-style-name="Standard">
      <style:paragraph-properties fo:margin-left="0in" fo:margin-right="0in" fo:text-align="start" style:justify-single-word="false" fo:text-indent="0in" style:auto-text-indent="false" style:text-autospace="none"/>
      <style:text-properties fo:color="#000000" style:font-name="DejaVu Sans Mono1" fo:font-size="10pt" style:font-name-asian="Monospace" style:font-size-asian="10pt" style:font-name-complex="Monospace" style:font-size-complex="10pt"/>
    </style:style>
    <style:style style:name="P49" style:family="paragraph" style:parent-style-name="Standard">
      <style:paragraph-properties fo:margin-left="0in" fo:margin-right="0in" fo:text-align="start" style:justify-single-word="false" fo:text-indent="0in" style:auto-text-indent="false" style:text-autospace="none"/>
      <style:text-properties fo:color="#000000" style:font-name="Liberation Serif" fo:font-size="12pt" style:font-name-asian="Monospace" style:font-size-asian="10.5pt" style:font-name-complex="Monospace" style:font-size-complex="12pt"/>
    </style:style>
    <style:style style:name="P50" style:family="paragraph" style:parent-style-name="Standard">
      <style:paragraph-properties fo:margin-left="0in" fo:margin-right="0in" fo:text-align="start" style:justify-single-word="false" fo:text-indent="0in" style:auto-text-indent="false" style:text-autospace="none"/>
      <style:text-properties style:font-name="DejaVu Sans Mono1" fo:font-size="10pt" style:font-name-asian="Monospace" style:font-size-asian="10pt" style:font-name-complex="Monospace" style:font-size-complex="10pt"/>
    </style:style>
    <style:style style:name="P51" style:family="paragraph" style:parent-style-name="Preformatted_20_Text">
      <style:paragraph-properties fo:margin-left="0in" fo:margin-right="0in" fo:margin-top="0in" fo:margin-bottom="0.1965in" fo:text-indent="0in" style:auto-text-indent="false"/>
      <style:text-properties style:font-name="Liberation Serif" fo:font-size="12pt" fo:font-style="normal" style:font-size-asian="12pt" style:font-style-asian="normal" style:font-size-complex="12pt" style:font-style-complex="normal"/>
    </style:style>
    <style:style style:name="P52" style:family="paragraph" style:parent-style-name="Preformatted_20_Text">
      <style:paragraph-properties fo:margin-left="0.4909in" fo:margin-right="0.9492in" fo:margin-top="0in" fo:margin-bottom="0.1965in" fo:text-indent="0in" style:auto-text-indent="false" fo:padding="0.0193in" fo:border="0.0008in solid #000000" style:shadow="none"/>
      <style:text-properties style:font-name="DejaVu Sans Mono" fo:font-size="10pt" fo:font-style="normal" style:font-size-asian="10pt" style:font-style-asian="normal" style:font-size-complex="10pt" style:font-style-complex="normal"/>
    </style:style>
    <style:style style:name="P53" style:family="paragraph" style:parent-style-name="Preformatted_20_Text">
      <style:paragraph-properties fo:margin-left="0.4925in" fo:margin-right="0in" fo:margin-top="0in" fo:margin-bottom="0.1965in" fo:text-indent="0in" style:auto-text-indent="false"/>
      <style:text-properties style:font-name="DejaVu Sans Mono" fo:font-size="10pt" fo:font-style="normal" style:font-size-asian="10pt" style:font-style-asian="normal" style:font-size-complex="10pt" style:font-style-complex="normal"/>
    </style:style>
    <style:style style:name="P54" style:family="paragraph" style:parent-style-name="Preformatted_20_Text">
      <style:paragraph-properties fo:margin-left="0.4925in" fo:margin-right="0in" fo:margin-top="0in" fo:margin-bottom="0.1965in" fo:text-indent="0in" style:auto-text-indent="false" fo:background-color="#ffff99" fo:padding="0.0193in" fo:border="0.0008in solid #000000" style:shadow="none">
        <style:background-image/>
      </style:paragraph-properties>
      <style:text-properties style:font-name="DejaVu Sans Mono" fo:font-size="10pt" fo:font-style="normal" style:font-size-asian="10pt" style:font-style-asian="normal" style:font-size-complex="10pt" style:font-style-complex="normal"/>
    </style:style>
    <style:style style:name="P55" style:family="paragraph" style:parent-style-name="Preformatted_20_Text">
      <style:paragraph-properties fo:margin-left="0.4909in" fo:margin-right="0.9283in" fo:margin-top="0in" fo:margin-bottom="0.1965in" fo:text-indent="0in" style:auto-text-indent="false" fo:padding="0.0193in" fo:border="0.0008in solid #000000" style:shadow="none"/>
      <style:text-properties style:font-name="DejaVu Sans Mono" fo:font-size="10pt" fo:font-style="normal" style:font-size-asian="10pt" style:font-style-asian="normal" style:font-size-complex="10pt" style:font-style-complex="normal"/>
    </style:style>
    <style:style style:name="P56" style:family="paragraph" style:parent-style-name="Standard" style:list-style-name="L1"/>
    <style:style style:name="P57" style:family="paragraph" style:parent-style-name="Standard" style:list-style-name="L1">
      <style:text-properties fo:font-size="12pt" style:font-size-asian="12pt" style:font-size-complex="12pt"/>
    </style:style>
    <style:style style:name="P58" style:family="paragraph" style:parent-style-name="Standard" style:list-style-name="L2"/>
    <style:style style:name="P59" style:family="paragraph" style:parent-style-name="Standard" style:list-style-name="L3"/>
    <style:style style:name="P60" style:family="paragraph" style:parent-style-name="Contents_20_1">
      <style:paragraph-properties>
        <style:tab-stops>
          <style:tab-stop style:position="6.6925in" style:type="right" style:leader-style="dotted" style:leader-text="."/>
        </style:tab-stops>
      </style:paragraph-properties>
    </style:style>
    <style:style style:name="P61" style:family="paragraph" style:parent-style-name="Contents_20_Heading">
      <style:paragraph-properties fo:break-before="page"/>
    </style:style>
    <style:style style:name="P62" style:family="paragraph" style:parent-style-name="Heading_20_2">
      <style:paragraph-properties fo:margin-top="0.1665in" fo:margin-bottom="0.0835in" fo:keep-with-next="always"/>
      <style:text-properties style:font-name="Liberation Sans" style:font-name-asian="DejaVu Sans1" style:font-name-complex="DejaVu Sans1"/>
    </style:style>
    <style:style style:name="P63" style:family="paragraph" style:parent-style-name="Contents_20_2">
      <style:paragraph-properties>
        <style:tab-stops>
          <style:tab-stop style:position="6.4957in" style:type="right" style:leader-style="dotted" style:leader-text="."/>
        </style:tab-stops>
      </style:paragraph-properties>
    </style:style>
    <style:style style:name="T1" style:family="text">
      <style:text-properties fo:font-variant="normal" fo:text-transform="none" fo:color="#0066cc" style:text-line-through-style="none" style:font-name="Lucida Grande" fo:font-size="9pt" fo:letter-spacing="normal" fo:font-style="normal" style:text-underline-style="none" fo:font-weight="normal" style:text-blinking="false"/>
    </style:style>
    <style:style style:name="T2" style:family="text">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size-complex="12pt"/>
    </style:style>
    <style:style style:name="T3" style:family="text">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weight-asian="normal" style:font-size-complex="12pt" style:font-weight-complex="normal"/>
    </style:style>
    <style:style style:name="T4" style:family="text">
      <style:text-properties fo:font-variant="normal" fo:text-transform="none" fo:color="#000000" style:text-line-through-style="none" style:font-name="Liberation Serif" fo:font-size="12pt" fo:letter-spacing="normal" fo:font-style="normal" style:text-underline-style="none" fo:font-weight="normal" style:text-blinking="false" fo:background-color="#b3b3b3" style:font-size-asian="12pt" style:font-weight-asian="normal" style:font-size-complex="12pt" style:font-weight-complex="normal"/>
    </style:style>
    <style:style style:name="T5" style:family="text">
      <style:text-properties fo:font-variant="normal" fo:text-transform="none" fo:color="#000000" style:text-line-through-style="none" style:font-name="DejaVu Sans Mono1" fo:font-size="10pt" fo:letter-spacing="normal" fo:font-style="normal" style:text-underline-style="none" fo:font-weight="normal" style:text-blinking="false" fo:background-color="#b3b3b3" style:font-size-asian="10pt" style:font-weight-asian="normal" style:font-size-complex="10pt" style:font-weight-complex="normal"/>
    </style:style>
    <style:style style:name="T6" style:family="text">
      <style:text-properties fo:font-variant="normal" fo:text-transform="none" fo:color="#000000" style:text-line-through-style="none" style:font-name="DejaVu Sans Mono1" fo:font-size="10pt" fo:letter-spacing="normal" fo:font-style="normal" style:text-underline-style="none" fo:font-weight="normal" style:text-blinking="false" style:font-size-asian="10pt" style:font-size-complex="10pt"/>
    </style:style>
    <style:style style:name="T7" style:family="text">
      <style:text-properties fo:font-variant="normal" fo:text-transform="none" fo:color="#000000" style:text-line-through-style="none" style:font-name="DejaVu Sans Mono1" fo:font-size="10pt" fo:letter-spacing="normal" fo:font-style="normal" style:text-underline-style="none" fo:font-weight="normal" style:text-blinking="false" style:font-size-asian="10pt" style:font-weight-asian="normal" style:font-size-complex="10pt" style:font-weight-complex="normal"/>
    </style:style>
    <style:style style:name="T8" style:family="text">
      <style:text-properties fo:font-variant="normal" fo:text-transform="none" fo:color="#000099" style:font-name="inherit" fo:font-size="9.75pt" fo:letter-spacing="normal" fo:font-style="normal" style:text-underline-style="solid" style:text-underline-width="auto" style:text-underline-color="font-color" fo:font-weight="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color="#00ff00" fo:font-weight="normal" fo:background-color="transparent" style:font-weight-asian="normal" style:font-weight-complex="normal"/>
    </style:style>
    <style:style style:name="T12" style:family="text">
      <style:text-properties fo:color="#00ae00" fo:font-weight="bold" fo:background-color="transparent" style:font-weight-asian="bold" style:font-weight-complex="bold"/>
    </style:style>
    <style:style style:name="T13" style:family="text">
      <style:text-properties fo:color="#00ae00" fo:font-weight="bold" style:font-weight-asian="bold" style:font-weight-complex="bold"/>
    </style:style>
    <style:style style:name="T14" style:family="text">
      <style:text-properties fo:color="#0047ff" fo:font-weight="normal" style:font-weight-asian="normal" style:font-weight-complex="normal"/>
    </style:style>
    <style:style style:name="T15" style:family="text">
      <style:text-properties fo:color="#0047ff" fo:font-weight="bold" fo:background-color="#00ae00" style:font-weight-asian="bold" style:font-weight-complex="bold"/>
    </style:style>
    <style:style style:name="T16" style:family="text">
      <style:text-properties fo:color="#1a1a1a" style:font-name="Monospace" fo:font-size="10pt" fo:font-weight="normal" style:font-name-asian="Monospace" style:font-size-asian="10pt" style:font-weight-asian="normal" style:font-name-complex="Monospace" style:font-size-complex="10pt" style:font-weight-complex="normal"/>
    </style:style>
    <style:style style:name="T17" style:family="text">
      <style:text-properties fo:color="#1a1a1a" style:font-name="Monospace" fo:font-size="10pt" fo:font-weight="bold" style:font-name-asian="Monospace" style:font-size-asian="10pt" style:font-weight-asian="bold" style:font-name-complex="Monospace" style:font-size-complex="10pt" style:font-weight-complex="bold"/>
    </style:style>
    <style:style style:name="T18" style:family="text">
      <style:text-properties fo:color="#000000"/>
    </style:style>
    <style:style style:name="T19" style:family="text">
      <style:text-properties fo:color="#000000" fo:font-weight="normal" fo:background-color="#b3b3b3" style:font-weight-asian="normal" style:font-weight-complex="normal"/>
    </style:style>
    <style:style style:name="T20" style:family="text">
      <style:text-properties fo:color="#000000" style:font-name="DejaVu Sans Mono1" fo:font-size="10pt" fo:font-weight="normal" fo:background-color="#b3b3b3" style:font-size-asian="10pt" style:font-weight-asian="normal" style:font-size-complex="10pt" style:font-weight-complex="normal"/>
    </style:style>
    <style:style style:name="T21" style:family="text">
      <style:text-properties fo:color="#000000" fo:background-color="#b3b3b3"/>
    </style:style>
    <style:style style:name="T22" style:family="text">
      <style:text-properties fo:color="#000000" fo:font-weight="bold" style:font-weight-asian="bold" style:font-weight-complex="bold"/>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2pt" style:font-size-asian="12pt" style:font-size-complex="12pt"/>
    </style:style>
    <style:style style:name="T25" style:family="text">
      <style:text-properties fo:font-style="italic"/>
    </style:style>
    <style:style style:name="T26" style:family="text">
      <style:text-properties fo:font-style="italic" style:font-style-asian="italic" style:font-style-complex="italic"/>
    </style:style>
    <style:style style:name="T27" style:family="text">
      <style:text-properties style:font-name="DejaVu Sans Mono1" fo:font-size="10pt" style:font-size-asian="10pt" style:font-size-complex="10pt"/>
    </style:style>
    <style:style style:name="T28" style:family="text">
      <style:text-properties style:font-name="DejaVu Sans" style:font-name-asian="DejaVu Sans" style:font-name-complex="DejaVu Sans"/>
    </style:style>
    <style:style style:name="T29" style:family="text">
      <style:text-properties style:font-name-asian="DejaVu Sans1" style:font-name-complex="DejaVu Sans1"/>
    </style:style>
    <style:style style:name="T30" style:family="text">
      <style:text-properties fo:color="#3f5fbf"/>
    </style:style>
    <style:style style:name="T31" style:family="text">
      <style:text-properties fo:color="#3f3fbf"/>
    </style:style>
    <style:style style:name="T32" style:family="text">
      <style:text-properties fo:color="#646464"/>
    </style:style>
    <style:style style:name="T33" style:family="text">
      <style:text-properties fo:color="#7f0055" fo:font-weight="bold" style:font-weight-asian="bold" style:font-weight-complex="bold"/>
    </style:style>
    <style:style style:name="T34" style:family="text">
      <style:text-properties fo:font-style="normal" fo:font-weight="normal" fo:background-color="#0084d1" style:font-style-asian="normal" style:font-weight-asian="normal" style:font-style-complex="normal" style:font-weight-complex="normal"/>
    </style:style>
    <style:style style:name="T35" style:family="text">
      <style:text-properties fo:color="#2a00ff"/>
    </style:style>
    <style:style style:name="T36" style:family="text">
      <style:text-properties style:font-name="Liberation Serif" fo:font-size="12pt" fo:font-style="italic" style:font-size-asian="12pt" style:font-style-asian="italic" style:font-size-complex="12pt" style:font-style-complex="italic"/>
    </style:style>
    <style:style style:name="T37" style:family="text">
      <style:text-properties style:font-name="Liberation Serif" fo:font-size="12pt" style:font-size-asian="12pt" style:font-size-complex="12pt"/>
    </style:style>
    <style:style style:name="T38" style:family="text">
      <style:text-properties style:font-name="DejaVu Sans Mono" fo:font-size="10pt" style:font-size-asian="10pt" style:font-size-complex="10pt"/>
    </style:style>
    <style:style style:name="T39" style:family="text">
      <style:text-properties fo:background-color="#cccccc"/>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
      <text:p text:style-name="P19">Babelium Project</text:p>
      <text:p text:style-name="P19">Readme</text:p>
      <text:table-of-content text:style-name="Sect1" text:protected="true" text:name="Índice de contenido1">
        <text:table-of-content-source text:outline-level="10">
          <text:index-title-template text:style-name="Contents_20_Heading">Content Index</text:index-title-template>
          <text:table-of-content-entry-template text:outline-level="1" text:style-name="Contents_20_1">
            <text:index-entry-link-start text:style-name="Internet_20_link"/>
            <text:index-entry-link-end/>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61">Content Index</text:p>
          </text:index-title>
          <text:p text:style-name="P60"><text:a xlink:type="simple" xlink:href="#1.Installing and downloading required packages|outline" text:style-name="Internet_20_link" text:visited-style-name="Internet_20_link">Installing and downloading required packages</text:a><text:tab/>3</text:p>
          <text:p text:style-name="P60"><text:a xlink:type="simple" xlink:href="#2.Create user and database for Babelium Project|outline" text:style-name="Internet_20_link" text:visited-style-name="Internet_20_link">Create user and database for Babelium Project</text:a><text:tab/>3</text:p>
          <text:p text:style-name="P60"><text:a xlink:type="simple" xlink:href="#3.Installing eclipse|outline" text:style-name="Internet_20_link" text:visited-style-name="Internet_20_link">Installing eclipse</text:a><text:tab/>3</text:p>
          <text:p text:style-name="P60"><text:a xlink:type="simple" xlink:href="#4.Installing Flex Builder/Flash Builder|outline" text:style-name="Internet_20_link" text:visited-style-name="Internet_20_link">Installing Flex Builder/Flash Builder</text:a><text:tab/>3</text:p>
          <text:p text:style-name="P60"><text:a xlink:type="simple" xlink:href="#5.Installing Flex SDK|outline" text:style-name="Internet_20_link" text:visited-style-name="Internet_20_link">Installing Flex SDK</text:a><text:tab/>4</text:p>
          <text:p text:style-name="P63">Set downloaded SDK as default SDK in Flex Builder<text:tab/>4</text:p>
          <text:p text:style-name="P63">Add locale resources to the SDK<text:tab/>4</text:p>
          <text:p text:style-name="P63">Visualization and automation libraries installation<text:tab/>4</text:p>
          <text:p text:style-name="P60"><text:a xlink:type="simple" xlink:href="#6.Installing subclipse for eclipse|outline" text:style-name="Internet_20_link" text:visited-style-name="Internet_20_link">Installing subclipse for eclipse</text:a><text:tab/>5</text:p>
          <text:p text:style-name="P60"><text:a xlink:type="simple" xlink:href="#7.Import project into eclipse|outline" text:style-name="Internet_20_link" text:visited-style-name="Internet_20_link">Import project into eclipse</text:a><text:tab/>5</text:p>
          <text:p text:style-name="P60"><text:a xlink:type="simple" xlink:href="#8.Download red5 server|outline" text:style-name="Internet_20_link" text:visited-style-name="Internet_20_link">Download red5 server</text:a><text:tab/>5</text:p>
          <text:p text:style-name="P60"><text:a xlink:type="simple" xlink:href="#9.DB Dump|outline" text:style-name="Internet_20_link" text:visited-style-name="Internet_20_link">DB Dump</text:a><text:tab/>5</text:p>
          <text:p text:style-name="P60"><text:a xlink:type="simple" xlink:href="#10.Configuring apache2 to use the /babelia domain|outline" text:style-name="Internet_20_link" text:visited-style-name="Internet_20_link">Configuring apache2 to use the /babelia domain</text:a><text:tab/>6</text:p>
          <text:p text:style-name="P63">For ubuntu/linux<text:tab/>6</text:p>
          <text:p text:style-name="P63">For Windows XP<text:tab/>6</text:p>
          <text:p text:style-name="P60"><text:a xlink:type="simple" xlink:href="#11.Fill apache's root|outline" text:style-name="Internet_20_link" text:visited-style-name="Internet_20_link">Fill apache's root</text:a><text:tab/>7</text:p>
          <text:p text:style-name="P60"><text:a xlink:type="simple" xlink:href="#12.Installing Zend Framework|outline" text:style-name="Internet_20_link" text:visited-style-name="Internet_20_link">Installing Zend Framework</text:a><text:tab/>7</text:p>
          <text:p text:style-name="P60"><text:a xlink:type="simple" xlink:href="#13.Install oflaDemo|outline" text:style-name="Internet_20_link" text:visited-style-name="Internet_20_link">Install oflaDemo</text:a><text:tab/>8</text:p>
          <text:p text:style-name="P60"><text:a xlink:type="simple" xlink:href="#14.Copy videos to oflaDemo|outline" text:style-name="Internet_20_link" text:visited-style-name="Internet_20_link">Copy videos to oflaDemo</text:a><text:tab/>8</text:p>
          <text:p text:style-name="P60"><text:a xlink:type="simple" xlink:href="#15.Start babelia|outline" text:style-name="Internet_20_link" text:visited-style-name="Internet_20_link">Start babelia</text:a><text:tab/>8</text:p>
          <text:p text:style-name="P60"><text:a xlink:type="simple" xlink:href="#16.Installing ffmpeg and ffmpeg-php on linux|outline" text:style-name="Internet_20_link" text:visited-style-name="Internet_20_link">Installing ffmpeg and ffmpeg-php on linux</text:a><text:tab/>8</text:p>
          <text:p text:style-name="P60"><text:a xlink:type="simple" xlink:href="#17.Video upload module configuration|outline" text:style-name="Internet_20_link" text:visited-style-name="Internet_20_link">Video upload module configuration</text:a><text:tab/>9</text:p>
          <text:p text:style-name="P60"><text:a xlink:type="simple" xlink:href="#18.Cuting-off videos using ffmpeg's commandline|outline" text:style-name="Internet_20_link" text:visited-style-name="Internet_20_link">Cuting-off videos using ffmpeg's commandline</text:a><text:tab/>10</text:p>
          <text:p text:style-name="P60"><text:a xlink:type="simple" xlink:href="#19.Automatic periodic system jobs (CRON)|outline" text:style-name="Internet_20_link" text:visited-style-name="Internet_20_link">Automatic periodic system jobs (CRON)</text:a><text:tab/>10</text:p>
          <text:p text:style-name="P60"><text:a xlink:type="simple" xlink:href="#20.How to capture videos of your desktop to make tutorials|outline" text:style-name="Internet_20_link" text:visited-style-name="Internet_20_link">How to capture videos of your desktop to make tutorials</text:a><text:tab/>11</text:p>
          <text:p text:style-name="P60"><text:a xlink:type="simple" xlink:href="#21.Video standard resolution table and the one we're using|outline" text:style-name="Internet_20_link" text:visited-style-name="Internet_20_link">Video standard resolution table and the one we're using</text:a><text:tab/>12</text:p>
          <text:p text:style-name="P60"><text:a xlink:type="simple" xlink:href="#22.AMFPHP configuration notes|outline" text:style-name="Internet_20_link" text:visited-style-name="Internet_20_link">AMFPHP configuration notes</text:a><text:tab/>12</text:p>
          <text:p text:style-name="P60"><text:a xlink:type="simple" xlink:href="#23.Migrate from AMFPHP to Zend AMF|outline" text:style-name="Internet_20_link" text:visited-style-name="Internet_20_link">Migrate from AMFPHP to Zend AMF</text:a><text:tab/>13</text:p>
          <text:p text:style-name="P60"><text:a xlink:type="simple" xlink:href="#24.Youtube ZEND GDATA PHP API notes|outline" text:style-name="Internet_20_link" text:visited-style-name="Internet_20_link">Youtube ZEND GDATA PHP API notes</text:a><text:tab/>13</text:p>
          <text:p text:style-name="P60"><text:a xlink:type="simple" xlink:href="#25.Youtube Video Upload notes|outline" text:style-name="Internet_20_link" text:visited-style-name="Internet_20_link">Youtube Video Upload notes</text:a><text:tab/>13</text:p>
          <text:p text:style-name="P60"><text:a xlink:type="simple" xlink:href="#26.Youtube/Google account combining and developer keys|outline" text:style-name="Internet_20_link" text:visited-style-name="Internet_20_link">Youtube/Google account combining and developer keys</text:a><text:tab/>14</text:p>
          <text:p text:style-name="P60"><text:a xlink:type="simple" xlink:href="#27.Spinvox automatic transcription system|outline" text:style-name="Internet_20_link" text:visited-style-name="Internet_20_link">Spinvox automatic transcription system</text:a><text:tab/>14</text:p>
          <text:p text:style-name="P63">Spinvox file setup<text:tab/>14</text:p>
          <text:p text:style-name="P63">Spinvox database table setup<text:tab/>15</text:p>
          <text:p text:style-name="P63">How it works<text:tab/>15</text:p>
          <text:p text:style-name="P63">Cron tasks<text:tab/>15</text:p>
          <text:p text:style-name="P63">Configuration parameters<text:tab/>16</text:p>
          <text:p text:style-name="P60"><text:a xlink:type="simple" xlink:href="#28.Access control for Red5 playback/publish features|outline" text:style-name="Internet_20_link" text:visited-style-name="Internet_20_link">Access control for Red5 playback/publish features</text:a><text:tab/>17</text:p>
          <text:p text:style-name="P60"><text:a xlink:type="simple" xlink:href="#29.How to use MySQL's Scheduled Events|outline" text:style-name="Internet_20_link" text:visited-style-name="Internet_20_link">How to use MySQL's Scheduled Events</text:a><text:tab/>19</text:p>
          <text:p text:style-name="P63">Server configuration<text:tab/>19</text:p>
          <text:p text:style-name="P63">Permissions and event information<text:tab/>19</text:p>
          <text:p text:style-name="P63">Scheduled event for user session timeout<text:tab/>21</text:p>
          <text:p text:style-name="P63">Disabling and deleting events<text:tab/>22</text:p>
        </text:index-body>
      </text:table-of-content>
      <text:p text:style-name="P20"/>
      <text:p text:style-name="P44"/>
      <text:h text:style-name="Heading_20_1" text:outline-level="1">Installing and downloading required packages</text:h>
      <text:p text:style-name="Standard"/>
      <text:p text:style-name="P39">sudo apt-get install apache2 mysql-server mysql-client subversion php5 php5-mysql</text:p>
      <text:p text:style-name="Standard">{ROOT DB PASS}</text:p>
      <text:p text:style-name="Standard"/>
      <text:p text:style-name="Standard"/>
      <text:h text:style-name="Heading_20_1" text:outline-level="1">Create user and database for Babelium Project</text:h>
      <text:p text:style-name="Standard"/>
      <text:p text:style-name="P39">~ $&gt; mysql -u root -p</text:p>
      <text:p text:style-name="Standard">{ROOT DB PASS}</text:p>
      <text:p text:style-name="Standard">mysql&gt; CREATE DATABASE babelia;</text:p>
      <text:p text:style-name="Standard">mysql&gt; GRANT ALL PRIVILEGES ON `babelia`.* TO 'babelia'@'localhost' IDENTIFIED BY '{BABELIA DB PASS}';</text:p>
      <text:p text:style-name="Standard">mysql&gt; quit;</text:p>
      <text:p text:style-name="Standard"/>
      <text:p text:style-name="Standard"/>
      <text:h text:style-name="Heading_20_1" text:outline-level="1">Installing eclipse</text:h>
      <text:p text:style-name="Standard"/>
      <text:p text:style-name="Standard">Download eclipse</text:p>
      <text:p text:style-name="Standard"/>
      <text:p text:style-name="P39">cd /opt<text:line-break/>/opt $&gt; sudo tar xzf {DOWNLOAD DIR}/eclipse-SDK-3.3-linux-gtk.tar.gz <text:line-break/>/opt $&gt; sudo chown {LINUX USERNAME} eclipse -R<text:line-break/>/opt $&gt; sudo ln -s /opt/eclipse/eclipse /usr/bin/eclipse</text:p>
      <text:h text:style-name="Heading_20_1" text:outline-level="1">Installing Flex Builder/Flash Builder</text:h>
      <text:p text:style-name="Standard"/>
      <text:p text:style-name="P39">/opt $&gt; sudo mkdir flex &amp;&amp; sudo chown {LINUX USERNAME} flex</text:p>
      <text:p text:style-name="Standard"/>
      <text:p text:style-name="P42">/{DOWNLOAD DIR} $&gt; wget http://download.macromedia.com/pub/labs/flex/flexbuilder_linux/flexbuilder_linux_install_a5_112409.bin</text:p>
      <text:p text:style-name="Standard"/>
      <text:p text:style-name="P42">/{DOWNLOAD DIR} $&gt; ./flexbuilder_linux_install_a5_112409.bin</text:p>
      <text:p text:style-name="P43"><text:soft-page-break/><text:span text:style-name="T21">{FLEX PATH} = /opt/flex<text:line-break/></text:span><text:span text:style-name="T21">{ECLIPSE PATH} = /opt/eclipse</text:span></text:p>
      <text:h text:style-name="Heading_20_1" text:outline-level="1">Installing Flex SDK</text:h>
      <text:p text:style-name="Standard"/>
      <text:p text:style-name="P38"><text:span text:style-name="T19">/{DOWNLOAD DIR} $&gt; wget </text:span><text:a xlink:type="simple" xlink:href="http://fpdownload.adobe.com/pub/flex/sdk/builds/flex3/flex_sdk_3.5.0.12683.zip">http://fpdownload.adobe.com/pub/flex/sdk/builds/flex3/flex_sdk_3.5.0.12683.zip</text:a><text:span text:style-name="T19"> </text:span></text:p>
      <text:p text:style-name="Standard"/>
      <text:p text:style-name="P41"><text:span text:style-name="T19">/opt/flex/sdks $&gt; mkdir 3.5.0<text:line-break/>/opt/flex/sdks $&gt; cd 3.5.0</text:span><text:span text:style-name="T19"><text:line-break/></text:span><text:span text:style-name="T19">/opt/flex/sdks/3.5.0 $&gt; unzip {DOWNLOAD DIR}/ </text:span><text:a xlink:type="simple" xlink:href="http://fpdownload.adobe.com/pub/flex/sdk/builds/flex3/flex_sdk_3.5.0.12683.zip">flex_sdk_3.5.0.12683.zip</text:a></text:p>
      <text:h text:style-name="Heading_20_2" text:outline-level="2">Set downloaded SDK as default SDK in Flex Builder</text:h>
      <text:p text:style-name="Standard"/>
      <text:p text:style-name="Standard">Window → Preferences → Flex → Installed Flex SDKs → add path to 3.5.0 sdk</text:p>
      <text:p text:style-name="Standard"/>
      <text:h text:style-name="Heading_20_2" text:outline-level="2">Add locale resources to the SDK</text:h>
      <text:p text:style-name="Standard">Go to the /bin folder under your Flex SDK installation path and then use copylocale followed by the source locale and the destination locale<text:span text:style-name="T23">.</text:span></text:p>
      <text:p text:style-name="P21"/>
      <text:p text:style-name="P39">/opt/flex/sdks/3.5.0/bin$ ./copylocale en_US es_ES<text:line-break/>/opt/flex/sdks/3.5.0/bin$ ./copylocale en_US fr_FR<text:line-break/>/opt/flex/sdks/3.5.0/bin$ ./copylocale en_US eu_ES</text:p>
      <text:p text:style-name="Standard"/>
      <text:p text:style-name="Standard">in eclipse:<text:line-break/>Project → clean (with build automatically checked)</text:p>
      <text:p text:style-name="Standard"/>
      <text:h text:style-name="Heading_20_2" text:outline-level="2">Visualization and automation libraries installation</text:h>
      <text:p text:style-name="Standard"/>
      <text:p text:style-name="Standard">Get the libraries here: <text:a xlink:type="simple" xlink:href="http://www.adobe.com/cfusion/entitlement/index.cfm?e=flex3sdk" office:target-frame-name="_blank" xlink:show="new">http://www.adobe.com/cfusion/entitlement/index.cfm?e=flex3sdk</text:a><text:line-break/><text:line-break/>Unzip ‘datavisualization_SDK3.5.zip’ onto the SDK 3 folder (e.g. <text:span text:style-name="T27">C:\Program Files\Flex Builder 3\sdks\3.0</text:span>). This will extract the following into the SDK 3 installation<text:line-break/><text:line-break/><text:tab/><text:span text:style-name="T27">datavisualization.swc</text:span> into the <text:span text:style-name="T27">frameworks\libs</text:span> folder<text:line-break/><text:tab/>the datavisualization RSL into the <text:span text:style-name="T27">frameworks\rsls</text:span> folder<text:line-break/><text:tab/><text:span text:style-name="T27">datavisualization_rb.swc</text:span> into the appropriate <text:span text:style-name="T27">frameworks\locale\&lt;locale&gt;</text:span> folder<text:line-break/><text:line-break/>Unzip ‘automation_SDK3.5.zip’. this will contain 2 folders <text:span text:style-name="T27">libs</text:span> and <text:span text:style-name="T27">locale</text:span>.<text:line-break/><text:line-break/><text:soft-page-break/>Place the contents of the libs folder (<text:span text:style-name="T27">qtp.swc</text:span>, <text:span text:style-name="T27">automation.swc</text:span>, <text:span text:style-name="T27">automation_agent.swc</text:span>, <text:span text:style-name="T27">automation_dmv.swc</text:span> and <text:span text:style-name="T27">automation_flashflexkit.swc</text:span>) in the <text:span text:style-name="T27">frameworks\libs</text:span> folder of the Flex SDK 3.5 installation directory (e.g., <text:span text:style-name="T27">C:\Program Files\Flex Builder 3\sdks\3.5.0\frameworks\libs</text:span>).<text:line-break/></text:p>
      <text:p text:style-name="Standard">Place the contents of the locale folder (<text:span text:style-name="T27">automation_rb.swc</text:span> and <text:span text:style-name="T27">automation_agent_rb.swc</text:span>) in the <text:span text:style-name="T27">frameworks/locale</text:span> directory within the corresponding <text:span text:style-name="T27">en_us</text:span> and <text:span text:style-name="T27">ja_jp</text:span> directories.</text:p>
      <text:p text:style-name="Standard"/>
      <text:h text:style-name="Heading_20_1" text:outline-level="1">Installing subclipse for eclipse</text:h>
      <text:p text:style-name="Standard"/>
      <text:p text:style-name="Standard">in eclipse:</text:p>
      <text:p text:style-name="Standard">Help → software updates → find &amp; install → search for new features → new remote site → :</text:p>
      <text:p text:style-name="Standard">name: Subclipse</text:p>
      <text:p text:style-name="Standard">url: <text:a xlink:type="simple" xlink:href="http://subclipse.tigris.org/update_1.6.x"><text:span text:style-name="T1">http://subclipse.tigris.org/update_1.6.x</text:span></text:a></text:p>
      <text:p text:style-name="P13"/>
      <text:p text:style-name="P14">finish → next &amp; accept all</text:p>
      <text:p text:style-name="P14"/>
      <text:p text:style-name="P14"/>
      <text:p text:style-name="P14"/>
      <text:h text:style-name="Heading_20_1" text:outline-level="1">Import project into eclipse</text:h>
      <text:p text:style-name="Standard"/>
      <text:p text:style-name="Standard">~$&gt; eclipse </text:p>
      <text:p text:style-name="Standard"><text:span text:style-name="T2">right click → import → chekout from svn → </text:span><text:a xlink:type="simple" xlink:href="http://svn2.xp-dev.com/svn/juanan-credits/"><text:span text:style-name="T8">http://svn2.xp-dev.com/svn/juanan-credits/</text:span></text:a></text:p>
      <text:p text:style-name="P14"/>
      <text:p text:style-name="P14">And checkout trunk branch.</text:p>
      <text:p text:style-name="P14"/>
      <text:h text:style-name="Heading_20_1" text:outline-level="1">Download red5 server</text:h>
      <text:p text:style-name="P14"/>
      <text:p text:style-name="P38"><text:span text:style-name="T5">/{DOWNLOAD DIR} $&gt; wget </text:span><text:a xlink:type="simple" xlink:href="http://www.red5.org/downloads/0_8/red5-0.8.0.tar.gz"><text:span text:style-name="T20">http://www.red5.org/downloads/0_8/red5-0.8.0.tar.gz</text:span></text:a><text:a xlink:type="simple" xlink:href="http://www.red5.org/downloads/0_9/red5-0.9.RC2.tar.gz"><text:span text:style-name="T4"><text:line-break/></text:span></text:a><text:span text:style-name="T19">/opt $&gt; sudo mkdir red5 &amp;&amp; sudo chown {LINUX USERNAME} red5<text:line-break/>/opt/red5 $&gt; tar zxf {DOWNLOAD DIR}/red5-0.9.RC2.tar.gz</text:span></text:p>
      <text:h text:style-name="Heading_20_1" text:outline-level="1">DB Dump</text:h>
      <text:p text:style-name="Standard"/>
      <text:p text:style-name="P39">{WORKSPACE}/{PROJECT}/src/resources/sql$ mysql -u babelia -p babelia &lt; all.sql {BABELIA DB PASS}</text:p>
      <text:h text:style-name="Heading_20_1" text:outline-level="1"><text:soft-page-break/>Configuring apache2 to use the /babelia domain</text:h>
      <text:h text:style-name="Heading_20_2" text:outline-level="2">For ubuntu/linux</text:h>
      <text:p text:style-name="Standard">On <text:span text:style-name="T27">/etc/apache/sites-available</text:span> should be a file called <text:span text:style-name="T6">00-default</text:span>. We copy this file in the same path and name it <text:span text:style-name="T6">babelia</text:span>. Then we edit the copied file and add the following:</text:p>
      <text:p text:style-name="P14"/>
      <text:p text:style-name="Standard">Where it says <text:span text:style-name="T6">&lt;VirtualHost *:80&gt;</text:span> we write this:</text:p>
      <text:p text:style-name="P14"/>
      <text:p text:style-name="P16"><text:tab/>&lt;VirtualHost babelia:80&gt;<text:line-break/> <text:tab/>ServerName babelia</text:p>
      <text:p text:style-name="P14"/>
      <text:p text:style-name="Standard"><text:span text:style-name="T9">NOTE:</text:span> The file should already contain a <text:span text:style-name="T6">ServerName</text:span> tag. You must delete that one so that everything works.</text:p>
      <text:p text:style-name="P14"/>
      <text:p text:style-name="Standard">Then we search the tag <text:span text:style-name="T6">DocumentRoot</text:span> and change it's value to /<text:span text:style-name="T6">var/www/vhosts/babelia</text:span> or <text:span text:style-name="T6">/var/www/babelia</text:span> (or whatever the place you want your web root to be placed).</text:p>
      <text:p text:style-name="P14"/>
      <text:p text:style-name="P14">Save the changes on the file and write the following on your terminal:</text:p>
      <text:p text:style-name="P14"/>
      <text:p text:style-name="P39">sudo a2ensite babelia</text:p>
      <text:p text:style-name="P14"/>
      <text:p text:style-name="Standard"><text:span text:style-name="T9">NOTE:</text:span> <text:span text:style-name="T6">a2ensite</text:span> means “available TO enable site”</text:p>
      <text:p text:style-name="P14"/>
      <text:p text:style-name="Standard">Now we edit the <text:span text:style-name="T6">/etc/hosts</text:span> file and a line with this:</text:p>
      <text:p text:style-name="P14"/>
      <text:p text:style-name="P16"><text:tab/>127.0.0.1 babelia</text:p>
      <text:p text:style-name="P14"/>
      <text:p text:style-name="Standard">Save the changes, restart your apache web server and <text:span text:style-name="T6">ping babelia</text:span> to check if the hostname is resolved correctly.</text:p>
      <text:p text:style-name="P14"/>
      <text:p text:style-name="Standard"><text:span text:style-name="T2">Open a web browser and type </text:span><text:a xlink:type="simple" xlink:href="http://babelia/">http://babelia</text:a><text:span text:style-name="T2"> and you're ready to go</text:span>.</text:p>
      <text:h text:style-name="Heading_20_2" text:outline-level="2">For Windows XP</text:h>
      <text:p text:style-name="Standard">We open apache's main configuration file <text:span text:style-name="T6">C:/Apache2/conf/httpd.conf</text:span> with a text editor. Search for the line <text:span text:style-name="T6"># Virtual hosts</text:span> and uncomment the following:</text:p>
      <text:p text:style-name="P14"/>
      <text:p text:style-name="P16">Include conf/extra/httpd-vhosts.conf</text:p>
      <text:p text:style-name="P15"/>
      <text:p text:style-name="Standard"><text:span text:style-name="T3">Then edit </text:span><text:a xlink:type="simple" xlink:href="/Apache2/conf/extra/httpd-vhosts.conf">C:/Apache2/conf/extra/httpd-vhosts.conf</text:a><text:span text:style-name="T7"> </text:span><text:span text:style-name="T3">and add this:</text:span></text:p>
      <text:p text:style-name="P14"/>
      <text:p text:style-name="P16"><text:tab/>&lt;VirtualHost babelia:80&gt;</text:p>
      <text:p text:style-name="P16"><text:s text:c="2"/><text:tab/> <text:s/>DocumentRoot "C:/path/to/your/webroot/babelia"</text:p>
      <text:p text:style-name="P16"><text:s text:c="2"/><text:tab/> <text:s/>ServerName babelia</text:p>
      <text:p text:style-name="P16"><text:tab/>&lt;/VirtualHost&gt;</text:p>
      <text:p text:style-name="P14"/>
      <text:p text:style-name="Standard"><text:span text:style-name="T2">Save the changes and go to </text:span><text:a xlink:type="simple" xlink:href="/Windows/system32/drivers/etc"><text:span text:style-name="T6">C:/Windows/system32/drivers/etc</text:span></text:a><text:span text:style-name="T2">. There should be a file called </text:span><text:soft-page-break/><text:span text:style-name="T6">hosts</text:span><text:span text:style-name="T2">. </text:span></text:p>
      <text:p text:style-name="P14"/>
      <text:p text:style-name="P14">Open it with your text editor and add a line</text:p>
      <text:p text:style-name="P14"/>
      <text:p text:style-name="P16"><text:tab/>127.0.0.1 babelia</text:p>
      <text:p text:style-name="P14"/>
      <text:p text:style-name="Standard">Save the changes, restart apache and <text:span text:style-name="T6">ping babelia</text:span> to check if it's correctly resolved.</text:p>
      <text:p text:style-name="P15"/>
      <text:p text:style-name="Standard"><text:span text:style-name="T3">Open a web browser and type </text:span><text:a xlink:type="simple" xlink:href="http://babelia/">http://babelia</text:a><text:span text:style-name="T3">. All done.</text:span></text:p>
      <text:p text:style-name="P15"/>
      <text:h text:style-name="Heading_20_1" text:outline-level="1">Fill apache's root</text:h>
      <text:p text:style-name="Standard"/>
      <text:p text:style-name="Standard">In eclipse:</text:p>
      <text:p text:style-name="Standard">Change in service-config.xml → s/localhost/babelia/</text:p>
      <text:p text:style-name="Standard">Build project.</text:p>
      <text:p text:style-name="Standard"/>
      <text:p text:style-name="P38">{WORKSPACE}/{PROJECT} $&gt; cp bin-debug/* /var/www/babelia/ -R</text:p>
      <text:p text:style-name="Standard">Install amfphp in /var/www/babelia or:</text:p>
      <text:p text:style-name="Standard"/>
      <text:p text:style-name="P38">/var/www/babelia $&gt; mkdir amfphp<text:line-break/>/var/www/babelia $&gt; mkdir amfphp/services/<text:line-break/>/var/www/babelia $&gt; mkdir amfphp/services/babelia</text:p>
      <text:p text:style-name="Standard"/>
      <text:p text:style-name="P38">{WORKSPACE}/{PROJECT}/src/resources $&gt; cp server.php activation.php tests/* /var/www/babelia/</text:p>
      <text:p text:style-name="Standard"/>
      <text:p text:style-name="P38">{WORKSPACE}/{PROJECT}/src/resources/services $&gt; cp * /var/www/babelia/amfphp/services/babelia/ </text:p>
      <text:p text:style-name="Standard"/>
      <text:p text:style-name="P38">/var/www/babelia/amfphp/services/babelia $&gt; cp Config.php.example Config.php</text:p>
      <text:p text:style-name="Standard"/>
      <text:p text:style-name="P38">/var/www/babelia/amfphp/services/babelia $&gt; gedit Config.php</text:p>
      <text:p text:style-name="Standard">{Configure with your DB settings}</text:p>
      <text:p text:style-name="Standard"/>
      <text:h text:style-name="Heading_20_1" text:outline-level="1">Installing Zend Framework</text:h>
      <text:p text:style-name="Standard"/>
      <text:p text:style-name="P39"><text:soft-page-break/>{DOWNLOAD DIR} $&gt; wget http://framework.zend.com/releases/ZendFramework-1.9.6/ZendFramework-1.9.6.tar.gz</text:p>
      <text:p text:style-name="Standard"/>
      <text:p text:style-name="P39">/var/www/babelia $&gt; tar zxf {DOWNLOAD DIR}/ZendFramework-1.9.6.tar.gz</text:p>
      <text:p text:style-name="Standard"/>
      <text:p text:style-name="P39">/var/www/babelia $&gt; mv ZendFramework-1.9.6/library/Zend/ Zend</text:p>
      <text:h text:style-name="Heading_20_1" text:outline-level="1">Install oflaDemo</text:h>
      <text:p text:style-name="Standard"/>
      <text:p text:style-name="Standard">After installing Red5, open your web browser and type the following:</text:p>
      <text:p text:style-name="Standard"/>
      <text:p text:style-name="Standard"><text:a xlink:type="simple" xlink:href="http://localhost:5080/installer/">http://localhost:5080/installer/</text:a></text:p>
      <text:p text:style-name="Standard"/>
      <text:p text:style-name="Standard">You should see a list of applications. Choose oflaDemo and install it.</text:p>
      <text:p text:style-name="Standard"/>
      <text:h text:style-name="Heading_20_1" text:outline-level="1">Copy videos to oflaDemo</text:h>
      <text:p text:style-name="Standard"/>
      <text:p text:style-name="P39">/opt/red5/webapps/oflaDemo/streams$ cp {WORKSPACE}/{PROJECT}/src/resources/videos/* ./</text:p>
      <text:h text:style-name="Heading_20_1" text:outline-level="1">Start babelia</text:h>
      <text:p text:style-name="Standard"/>
      <text:p text:style-name="P39">sudo service apache2 start<text:line-break/>sudo service mysql start<text:line-break/>/opt/red5$ nohup sh red5.sh &amp;</text:p>
      <text:h text:style-name="Heading_20_1" text:outline-level="1">Installing ffmpeg and ffmpeg-php on linux</text:h>
      <text:p text:style-name="P17">We need to get restricted codecs so we enable the medibuntu repository:</text:p>
      <text:p text:style-name="P17"/>
      <text:p text:style-name="P38"><text:span text:style-name="T19">sudo wget </text:span><text:a xlink:type="simple" xlink:href="http://www.medibuntu.org/sources.list.d/">http://www.medibuntu.org/sources.list.d/</text:a><text:span text:style-name="T19">`lsb_release -cs`.list --output-document=/etc/apt/sources.list.d/medibuntu.list &amp;&amp; sudo apt-get -q update &amp;&amp; sudo apt-get --yes -q --allow-unauthenticated install medibuntu-keyring &amp;&amp; sudo apt-get -q update</text:span></text:p>
      <text:p text:style-name="P26"/>
      <text:p text:style-name="Standard">After doing this, we install the ffmpeg and it's codec library doing the following:</text:p>
      <text:p text:style-name="P26"/>
      <text:p text:style-name="P42">sudo apt-get install ffmpeg libavcodec-extra-52</text:p>
      <text:p text:style-name="Standard">Use synaptic to get the latest version of php-ffmpeg and you're ready to go.</text:p>
      <text:p text:style-name="Standard"><text:soft-page-break/>To test if everything works right, put an .avi video and the <text:span text:style-name="T26">ffmpeg_test.php</text:span> script under your webroot. Point the script to the correct input and launch it. If everything went ok, you should see a new encoded <text:span text:style-name="T26">output.flv</text:span> video on your webroot and PHP giving you some info about it.</text:p>
      <text:p text:style-name="Standard"/>
      <text:h text:style-name="Heading_20_1" text:outline-level="1">Video upload module configuration</text:h>
      <text:p text:style-name="Standard">Since we are uploading videos from php we need to give permissions to www-data so that it can write on determined folders. Give the following folder write and exec permissions:</text:p>
      <text:p text:style-name="Standard"/>
      <text:p text:style-name="P39">chmod a+wx %WEBROOT%/babelia/resources/uploads<text:line-break/>chmod a+wx %WEBROOT%/babelia/resources/images/thumbs<text:line-break/>chmow a+wx %RED5_HOME%/webbapps/oflaDemo/streams<text:line-break/>chmod 755 %WEBROOT%/babelia/upload.php</text:p>
      <text:p text:style-name="Standard">Linux Flash player versions prior to 10.1.51.000 had a bug that caused the browser to freeze/crash when performing an upload task. To fix this you must get an updated flash player from here:</text:p>
      <text:p text:style-name="Standard"/>
      <text:p text:style-name="P28"><text:a xlink:type="simple" xlink:href="http://labs.adobe.com/downloads/flashplayer10.html">http://labs.adobe.com/downloads/flashplayer10.html</text:a><text:line-break/></text:p>
      <text:p text:style-name="Standard">Download debugger build plug-in for Linux.</text:p>
      <text:p text:style-name="Standard"/>
      <text:p text:style-name="Standard">Notice that you must remove any previous versions from your system. To do so, open your Synaptic and search for “flash”. Uninstall any flash plug-in listed there and also make sure that</text:p>
      <text:p text:style-name="Standard">/usr/lib/mozilla/plugins and ~/.mozilla/plugins don't have any file called libflashplayer.so</text:p>
      <text:p text:style-name="Standard"/>
      <text:p text:style-name="Standard">Afterwards, extract the contents of the file you downloaded and copy them to /usr/lib/mozilla/plugins.</text:p>
      <text:p text:style-name="Standard"/>
      <text:p text:style-name="Standard">Restart firefox and you're ready to go.</text:p>
      <text:p text:style-name="Standard"/>
      <text:p text:style-name="Standard">Flex file upload operation is performed via a POST operation that contains the whole file plus headers, so we must increase the size allowed for this kind of operation in our php.ini file.</text:p>
      <text:p text:style-name="Standard"/>
      <text:p text:style-name="P39">sudo gedit /etc/php5/apache2/php.ini</text:p>
      <text:p text:style-name="P28">post_max_size = 200M<text:line-break/>upload_max_size = 200M</text:p>
      <text:p text:style-name="P39">$ sudo /etc/init.d/apache 2 stop<text:line-break/>$ sudo /etc/init.d/apache 2 start</text:p>
      <text:p text:style-name="Standard">This is the final directory structure you should have on your web root.</text:p>
      <text:p text:style-name="Standard"/>
      <text:p text:style-name="P27"><text:span text:style-name="T10">-rwxr-xr-x 1 inko inko <text:s/>896 2010-02-25 11:16 </text:span><text:span text:style-name="T12">activation.php</text:span><text:span text:style-name="T11"> </text:span><text:span text:style-name="T10"><text:line-break/>drwxr-xr-x 5 inko inko 4096 2010-03-01 12:32 </text:span><text:span text:style-name="T14">amfphp</text:span><text:span text:style-name="T10"> <text:line-break/></text:span><text:soft-page-break/><text:span text:style-name="T10">drwxrwxrwx 3 inko inko 4096 2010-03-02 11:04 </text:span><text:span text:style-name="T14">babelia</text:span><text:span text:style-name="T10"> <text:line-break/>drwxr-xr-x 4 inko inko 4096 2010-03-01 14:24 </text:span><text:span text:style-name="T14">babelia/resources</text:span><text:span text:style-name="T10"><text:line-break/>drwxr-xr-x 3 inko inko 4096 2010-02-25 11:31 </text:span><text:span text:style-name="T14">babelia/resources/images </text:span><text:span text:style-name="T10"><text:line-break/>drwsrwsrwx 2 inko inko 4096 2010-03-01 13:43 </text:span><text:span text:style-name="T14">babelia/resources/images/</text:span><text:span text:style-name="T15">thumbs</text:span><text:span text:style-name="T10"> <text:line-break/>drwxrwxrwx 2 inko inko 4096 2010-03-02 11:18 </text:span><text:span text:style-name="T14">babelia/resources/</text:span><text:span text:style-name="T15">uploads</text:span><text:span text:style-name="T10"> <text:line-break/></text:span><text:span text:style-name="T10">-rwxr-xr-x 1 inko inko 2240 2010-03-02 11:04 </text:span><text:span text:style-name="T14">babelia/</text:span><text:span text:style-name="T13">upload.php</text:span><text:span text:style-name="T10"><text:line-break/>-rw-r--r-- 1 inko inko 2977 2010-02-26 13:20 server.php </text:span></text:p>
      <text:p text:style-name="Standard">Finally, you must tell the system to perform a periodic task. This task will take care of the videos that have been uploaded and need to be processed. Add the processing script to your cron tasks.</text:p>
      <text:p text:style-name="Standard"/>
      <text:p text:style-name="P39">crontab -e</text:p>
      <text:p text:style-name="P29">0,10,20,30,40,50 * * * * php /var/www/amfphp/services/babelia/ProcessVideosCron.php</text:p>
      <text:p text:style-name="Standard">This script will launch every 10 minutes and process the videos that have the unprocessed flag on the database.</text:p>
      <text:h text:style-name="Heading_20_1" text:outline-level="1">Cuting-off videos using ffmpeg's commandline</text:h>
      <text:p text:style-name="Text_20_body"/>
      <text:p text:style-name="P39">ffmpeg -y -i &lt;INPUT_FILE_NAME&gt; -ss &lt;START_TIME&gt; -t &lt;DURATION&gt; -s 320x240 -g 300 -qmin 3 -acodec libmp3lame -ar 22050 -ac 2 <text:s/>-f flv &lt;OUTPUT_FILE_NAME&gt;</text:p>
      <text:p text:style-name="Standard">Both -ss and -t accept amounts expressed in seconds or in HH:mm:ss:xxx format</text:p>
      <text:p text:style-name="Standard"/>
      <text:p text:style-name="Standard"><text:span text:style-name="T9">NOTE:</text:span> Using Youtube's #t=XmYs (This is used to begin the playback at a certain point of the video) gives playable but corrupted videos as a response. So it is something that must be taken into account.</text:p>
      <text:h text:style-name="Heading_20_1" text:outline-level="1">Automatic periodic system jobs (CRON)</text:h>
      <text:p text:style-name="Standard">Our application will be using some automatic periodic system jobs to perform various asynchronous tasks. This jobs are PHP scripts that launch periodically over a scheduled time.</text:p>
      <text:p text:style-name="P30">Currently we have this tasks:</text:p>
      <text:list xml:id="list2010178264" text:style-name="L1">
        <text:list-item>
          <text:p text:style-name="P57"><text:span text:style-name="T9">GetTranscriptions.php</text:span><text:span text:style-name="T10">: This script establishes a connection with the Spinvox system, grabs transcriptions flagged as “processing” from the database. Then asks spinvox to make a transcription for each item of the list and saves the results on the database.</text:span></text:p>
        </text:list-item>
      </text:list>
      <text:p text:style-name="P22"/>
      <text:list xml:id="list751290379" text:continue-numbering="true" text:style-name="L1">
        <text:list-item>
          <text:p text:style-name="P56"><text:span text:style-name="T23">SendRequests.php</text:span><text:span text:style-name="T24">: </text:span>Sends all the conversion requests to SpinVox. It looks for pending exercises and responses, and requests that must be sent again and sends a transcription request to SpinVox for each of them.</text:p>
        </text:list-item>
      </text:list>
      <text:p text:style-name="Standard"/>
      <text:list xml:id="list59046447" text:continue-numbering="true" text:style-name="L1">
        <text:list-item>
          <text:p text:style-name="P56"><text:span text:style-name="T9">ProcessVideoCron.php</text:span>: This script searches for videos that have been uploaded but not yet transcoded. Those that have the “unprocessed” flag on the exercises table. Then it analyzes it's features, transcodes them, takes a snapshot and saves the updated video info marking it <text:soft-page-break/>as “available” if everything went ok. <text:s/></text:p>
          <text:p text:style-name="P56"/>
        </text:list-item>
      </text:list>
      <text:p text:style-name="Standard">The following are some tips and things you should know if you're going to make a scheduled script:</text:p>
      <text:p text:style-name="Standard"/>
      <text:list xml:id="list434897687" text:style-name="L2">
        <text:list-item>
          <text:p text:style-name="P58">Since scheduled scripts are called via PHP's CLI, the $_SERVER superglobal won't be available on your script.</text:p>
        </text:list-item>
        <text:list-item>
          <text:p text:style-name="P58"><text:span text:style-name="T10">You must begin your scripts with the line </text:span><text:span text:style-name="T17">#!/usr/bin/php -q</text:span><text:span text:style-name="T16"> and give them execution rights</text:span></text:p>
        </text:list-item>
        <text:list-item>
          <text:p text:style-name="P58">To add your scheduled script to the system you must add a line to the crontab. Check crontab's man for more information.</text:p>
        </text:list-item>
        <text:list-item>
          <text:p text:style-name="P58">The line added must follow this format:</text:p>
        </text:list-item>
      </text:list>
      <text:p text:style-name="Standard"><text:tab/>&lt;periodicity_flags&gt; &lt;path_to_php_binary&gt; &lt;full_path_to_user_script&gt;</text:p>
      <text:p text:style-name="Standard"><text:tab/></text:p>
      <text:p text:style-name="Standard"><text:tab/>For example, if we want to schedule a job that get's fired at 0, 15, 30 and 45 of every hour <text:tab/>and in every day we should write</text:p>
      <text:p text:style-name="Standard"/>
      <text:p text:style-name="Standard"><text:tab/>0,15,30,45 * * * * /usr/bin/php /var/www/periodic/MyScript.php</text:p>
      <text:p text:style-name="Standard"/>
      <text:list xml:id="list1521639356" text:style-name="L3">
        <text:list-item>
          <text:p text:style-name="P59">You can use the Webmin application to add scheduled cron jobs using a visual tool.</text:p>
        </text:list-item>
      </text:list>
      <text:h text:style-name="Heading_20_1" text:outline-level="1">How to capture videos of your desktop to make tutorials</text:h>
      <text:p text:style-name="Standard">Sometimes we want to record our screen while we perform an especific task in the application to later use it as a video tutorial.</text:p>
      <text:p text:style-name="Standard"/>
      <text:p text:style-name="Standard">In Linux we can record our screen pretty easily using the recordMyDesktop app (available in most distros repositories).</text:p>
      <text:p text:style-name="Standard"/>
      <text:p text:style-name="Standard">Using <text:span text:style-name="T9">recordMyDesktop</text:span> (even more if you use the graphical version) is pretty straightforward so we won't explain here how to do so.</text:p>
      <text:p text:style-name="Standard"/>
      <text:p text:style-name="Standard">Now one thing you should keep in mind when using this app is that it produces OGV format videos (this format can't be uploaded to Youtube and can't be edited by most of the video editors, such as AVIDemux). Thus, you need to convert the video to another format prior to editing it.</text:p>
      <text:p text:style-name="Standard"/>
      <text:p text:style-name="Standard">Use ffmpeg to convert the video to MPG format and you're ready to go. Choose a high bitrate on the enconding to minimize the quality loss (between 10000k and 15000k).</text:p>
      <text:p text:style-name="Standard"/>
      <text:p text:style-name="P39">ffmpeg -i inputcapture.ogv -b 10000k outputresult.mpg </text:p>
      <text:p text:style-name="Standard">This will produce a much heavier video but in contrast with the OGV it can be edited easily and uploaded to virtually anyplace.</text:p>
      <text:h text:style-name="Heading_20_1" text:outline-level="1"><text:soft-page-break/>Video standard resolution table and the one we're using</text:h>
      <text:p text:style-name="Standard">Our application will use videos of either 320x240 (when the aspect ratio is equal or close to 4:3) and 426x240 (when the aspect ratio is equal or close to 16:9).</text:p>
      <text:p text:style-name="Standard"/>
      <text:p text:style-name="Standard">The following table contains a list of resolutions that are considered “standard” among the video resources.</text:p>
      <text:p text:style-name="Standard"/>
      <table:table table:name="VideoResolutions" table:style-name="VideoResolutions">
        <table:table-column table:style-name="VideoResolutions.A" table:number-columns-repeated="3"/>
        <table:table-column table:style-name="VideoResolutions.D"/>
        <table:table-row>
          <table:table-cell table:style-name="VideoResolutions.A1" office:value-type="string">
            <text:p text:style-name="P8">Aspect Ratio</text:p>
          </table:table-cell>
          <table:table-cell table:style-name="VideoResolutions.A1" office:value-type="string">
            <text:p text:style-name="P8">Short Name</text:p>
          </table:table-cell>
          <table:table-cell table:style-name="VideoResolutions.A1" office:value-type="string">
            <text:p text:style-name="P8">Width</text:p>
          </table:table-cell>
          <table:table-cell table:style-name="VideoResolutions.D1" office:value-type="string">
            <text:p text:style-name="P8">Height</text:p>
          </table:table-cell>
        </table:table-row>
        <table:table-row>
          <table:table-cell table:style-name="VideoResolutions.A2" table:number-rows-spanned="4" office:value-type="string">
            <text:p text:style-name="P6">4:3</text:p>
          </table:table-cell>
          <table:table-cell table:style-name="VideoResolutions.A2" office:value-type="string">
            <text:p text:style-name="P6">240p</text:p>
          </table:table-cell>
          <table:table-cell table:style-name="VideoResolutions.A2" office:value-type="string">
            <text:p text:style-name="P6">320 pixels</text:p>
          </table:table-cell>
          <table:table-cell table:style-name="VideoResolutions.D2" office:value-type="string">
            <text:p text:style-name="P6">240 pixels</text:p>
          </table:table-cell>
        </table:table-row>
        <table:table-row>
          <table:covered-table-cell/>
          <table:table-cell table:style-name="VideoResolutions.A2" office:value-type="string">
            <text:p text:style-name="P6">360p</text:p>
          </table:table-cell>
          <table:table-cell table:style-name="VideoResolutions.A2" office:value-type="string">
            <text:p text:style-name="P6">480 pixels</text:p>
          </table:table-cell>
          <table:table-cell table:style-name="VideoResolutions.D2" office:value-type="string">
            <text:p text:style-name="P6">360 pixels</text:p>
          </table:table-cell>
        </table:table-row>
        <table:table-row>
          <table:covered-table-cell/>
          <table:table-cell table:style-name="VideoResolutions.A2" office:value-type="string">
            <text:p text:style-name="P6">480p</text:p>
          </table:table-cell>
          <table:table-cell table:style-name="VideoResolutions.A2" office:value-type="string">
            <text:p text:style-name="P6">640 pixels</text:p>
          </table:table-cell>
          <table:table-cell table:style-name="VideoResolutions.D2" office:value-type="string">
            <text:p text:style-name="P6">480 pixels</text:p>
          </table:table-cell>
        </table:table-row>
        <table:table-row>
          <table:covered-table-cell/>
          <table:table-cell table:style-name="VideoResolutions.A2" office:value-type="string">
            <text:p text:style-name="P6">720p</text:p>
          </table:table-cell>
          <table:table-cell table:style-name="VideoResolutions.A2" office:value-type="string">
            <text:p text:style-name="P6">960 pixels</text:p>
          </table:table-cell>
          <table:table-cell table:style-name="VideoResolutions.D2" office:value-type="string">
            <text:p text:style-name="P6">720 pixels</text:p>
          </table:table-cell>
        </table:table-row>
        <table:table-row>
          <table:table-cell table:style-name="VideoResolutions.A2" table:number-rows-spanned="4" office:value-type="string">
            <text:p text:style-name="P6">16:9</text:p>
          </table:table-cell>
          <table:table-cell table:style-name="VideoResolutions.B6" office:value-type="string">
            <text:p text:style-name="P6">240p</text:p>
          </table:table-cell>
          <table:table-cell table:style-name="VideoResolutions.B6" office:value-type="string">
            <text:p text:style-name="P6">426 pixels</text:p>
          </table:table-cell>
          <table:table-cell table:style-name="VideoResolutions.D6" office:value-type="string">
            <text:p text:style-name="P6">240 pixels</text:p>
          </table:table-cell>
        </table:table-row>
        <table:table-row>
          <table:covered-table-cell/>
          <table:table-cell table:style-name="VideoResolutions.A2" office:value-type="string">
            <text:p text:style-name="P6">360p</text:p>
          </table:table-cell>
          <table:table-cell table:style-name="VideoResolutions.A2" office:value-type="string">
            <text:p text:style-name="P6">640 pixels</text:p>
          </table:table-cell>
          <table:table-cell table:style-name="VideoResolutions.D2" office:value-type="string">
            <text:p text:style-name="P6">360 pixels</text:p>
          </table:table-cell>
        </table:table-row>
        <table:table-row>
          <table:covered-table-cell/>
          <table:table-cell table:style-name="VideoResolutions.A2" office:value-type="string">
            <text:p text:style-name="P6">480p</text:p>
          </table:table-cell>
          <table:table-cell table:style-name="VideoResolutions.A2" office:value-type="string">
            <text:p text:style-name="P6">854 pixels</text:p>
          </table:table-cell>
          <table:table-cell table:style-name="VideoResolutions.D2" office:value-type="string">
            <text:p text:style-name="P6">480 pixels</text:p>
          </table:table-cell>
        </table:table-row>
        <table:table-row>
          <table:covered-table-cell/>
          <table:table-cell table:style-name="VideoResolutions.A2" office:value-type="string">
            <text:p text:style-name="P6">720p</text:p>
          </table:table-cell>
          <table:table-cell table:style-name="VideoResolutions.A2" office:value-type="string">
            <text:p text:style-name="P6">1280 pixels</text:p>
          </table:table-cell>
          <table:table-cell table:style-name="VideoResolutions.D2" office:value-type="string">
            <text:p text:style-name="P6">720 pixels</text:p>
          </table:table-cell>
        </table:table-row>
      </table:table>
      <text:p text:style-name="P31"/>
      <text:p text:style-name="Standard">The reason to use the 240p resolution is that it gives good quality for our purposes keeping the required bandwidth at a reasonable quantity between [38-45] kb/s per video. Thus, a user with a connection of 1Mbps should be able to watch 2 videos simultaneously without losing synchronization.</text:p>
      <text:p text:style-name="Standard"/>
      <text:h text:style-name="Heading_20_1" text:outline-level="1">AMFPHP configuration notes</text:h>
      <text:p text:style-name="Standard"/>
      <text:p text:style-name="Standard">In order for VO objects to work AMFPHP globals.php default configuration must be slightly changed.</text:p>
      <text:p text:style-name="Standard"/>
      <text:p text:style-name="Standard">$voPath should be changed from services/vo to services/ because we're not using separate folders</text:p>
      <text:p text:style-name="Standard">for our DAO and VO classes.</text:p>
      <text:p text:style-name="Standard"/>
      <text:p text:style-name="Standard">Also, all VO classes (both AS3 and PHP) must have both</text:p>
      <text:p text:style-name="Standard"/>
      <text:p text:style-name="Standard"><text:tab/><text:span text:style-name="T27">$_explicitType = "folder.ExampleVO"</text:span></text:p>
      <text:p text:style-name="Standard"><text:tab/></text:p>
      <text:p text:style-name="Standard"><text:tab/><text:span text:style-name="T27">[RemoteClass(alias="folder.ExampleVO")]</text:span></text:p>
      <text:p text:style-name="Standard"><text:tab/></text:p>
      <text:p text:style-name="Standard">Pointed to the same path.</text:p>
      <text:p text:style-name="Standard"/>
      <text:p text:style-name="Standard">All of babelia's services are stored under <text:span text:style-name="T27">amfphp's /services/babelia</text:span> folder.</text:p>
      <text:p text:style-name="Standard"/>
      <text:h text:style-name="Heading_20_1" text:outline-level="1"><text:soft-page-break/>Migrate from AMFPHP to Zend AMF</text:h>
      <text:p text:style-name="Standard"/>
      <text:p text:style-name="Standard">Download and unzip Zend Framework to a place of your choice.</text:p>
      <text:p text:style-name="Standard"/>
      <text:p text:style-name="Standard">I'll explain this with an example path to make things clearer. </text:p>
      <text:p text:style-name="Standard"/>
      <text:p text:style-name="Standard">Supose all your Zend Framework files are under C:\AppServ\php5\includes\Zend\</text:p>
      <text:p text:style-name="Standard"/>
      <text:p text:style-name="Standard">On that place we can see Acl.php, Application.php, Auth.php, and so on.</text:p>
      <text:p text:style-name="Standard"/>
      <text:p text:style-name="Standard">Now, first we add C:\AppServ\php5\includes to our php.ini's include_path.</text:p>
      <text:p text:style-name="Standard"/>
      <text:p text:style-name="Standard">Second we export server.php file (our services gateway) to the root of our web server.</text:p>
      <text:p text:style-name="Standard">For example,</text:p>
      <text:p text:style-name="Standard"/>
      <text:p text:style-name="Standard"><text:tab/>C:\AppServ\www\server.php</text:p>
      <text:p text:style-name="Standard"/>
      <text:p text:style-name="Standard">Last but not least, remember to export all the services and their VOs to the usual place.</text:p>
      <text:p text:style-name="Standard"/>
      <text:p text:style-name="Standard"><text:tab/>C:\AppServ\www\amfphp\services\babelia</text:p>
      <text:p text:style-name="Standard"><text:tab/></text:p>
      <text:p text:style-name="Standard">(In the future this folder might change to C:\AppServ\www\services since </text:p>
      <text:p text:style-name="Standard"><text:s/>we no longer need amfphp's classes on our webserver).</text:p>
      <text:p text:style-name="Standard"/>
      <text:p text:style-name="Standard"><text:span text:style-name="T9">REMEMBER: </text:span>You must import your new DAOs on the server.php as well as the VOs.</text:p>
      <text:h text:style-name="Heading_20_1" text:outline-level="1">Youtube ZEND GDATA PHP API notes</text:h>
      <text:p text:style-name="Standard"/>
      <text:p text:style-name="Standard">For guidance on how to install Zend's Youtube Data API follow this guide:</text:p>
      <text:p text:style-name="Standard"/>
      <text:p text:style-name="Standard"><text:tab/>http://code.google.com/intl/en/apis/gdata/articles/php_client_lib.html#gdata-installation</text:p>
      <text:p text:style-name="Standard"><text:tab/></text:p>
      <text:p text:style-name="Standard">In short, you need to add one path to your php.ini file's "include_path". This path would point to</text:p>
      <text:p text:style-name="Standard">Zend's GData Library. After that, you need to enable php's extensions and load open_ssl for php.</text:p>
      <text:p text:style-name="Standard"/>
      <text:h text:style-name="Heading_20_1" text:outline-level="1">Youtube Video Upload notes</text:h>
      <text:p text:style-name="Standard"/>
      <text:p text:style-name="Standard">Depending on the bandwidth of your server/hosting service and the video file sizes you're allowing your users to upload php scripts may take a lot of time to finish so you must vary the maximum time a script can be running on php. Elseways, you'll get a nice and non-understandable error thrown from your amfphp parser.</text:p>
      <text:p text:style-name="Standard"><text:soft-page-break/></text:p>
      <text:p text:style-name="Standard">To change the amount of seconds one script can last, open your php.ini file and find the "max_execution_time" entry. We suggest you put something between 120 seconds and 600 seconds to have things go smoothly.</text:p>
      <text:p text:style-name="Standard"/>
      <text:h text:style-name="Heading_20_1" text:outline-level="1">Youtube/Google account combining and developer keys</text:h>
      <text:p text:style-name="Standard"/>
      <text:p text:style-name="Standard">You should be aware that in order to use Youtube's data API your Youtube and Google account (such as Gmail) must be combined. If you "google" for it you'll find it's very easy to accomplish so I won't bother explaining it here.</text:p>
      <text:p text:style-name="Standard"/>
      <text:p text:style-name="Standard">Next, you should get a developer key to actually interact with the data API. To do this go to the following URL:</text:p>
      <text:p text:style-name="Standard"/>
      <text:p text:style-name="Standard"><text:tab/>http://code.google.com/apis/youtube/dashboard/</text:p>
      <text:p text:style-name="Standard"><text:tab/></text:p>
      <text:p text:style-name="Standard">and in no time you'll get your developer key which grants you to upload 2000 videos per account.</text:p>
      <text:p text:style-name="Standard"/>
      <text:h text:style-name="Heading_20_1" text:outline-level="1">Spinvox automatic transcription system</text:h>
      <text:h text:style-name="Heading_20_2" text:outline-level="2">Spinvox file setup</text:h>
      <text:p text:style-name="Standard">GetTranscriptions.php, SendRequests.php, SpinvoxConnection and SpinvoxManager.php must be copied to the web server folder in which Config.php and Datasource.php are placed (for example, /var/www/babelia/amfphp/services/babelia).</text:p>
      <text:p text:style-name="Standard"/>
      <text:p text:style-name="Standard">In order to extract and properly encode the audio from the videos we need to install ffmpeg on our system. We can save ffmpeg's path on the database under the preferences table using the following <text:s/>ffmpeg.path as prefName and your path as prefValue.</text:p>
      <text:p text:style-name="Standard"/>
      <text:p text:style-name="Standard">The database credentials are stored in the Config.php file. The main scripts are SendRequests.php and GetTranscriptions.php. In both scripts we have a call to the SpinvoxManager class.</text:p>
      <text:p text:style-name="Standard"/>
      <text:p text:style-name="Standard"><text:tab/>$spinvoxManager = new SpinvoxManager(true);</text:p>
      <text:p text:style-name="Standard"/>
      <text:p text:style-name="Standard">The boolean parameter of that call tells SpinvoxManager whether we are in developer mode or not. When we are on developer mode the transcription requests are made to a developer server and not to the main spinvox production server. This server will perform a transcription simulation for the audio we submitted, meaning that instead of doing the transcription it will choose a random text from their transcription database and return it as it were the actual transcription. If we use this server Spinvox won't discount credits from our account and the server's response will be instantaneous, so it tis the advised choice for testing purposes.</text:p>
      <text:p text:style-name="Standard"/>
      <text:p text:style-name="Standard">If we want real transcriptions we must set the parameter to false. In this mode credits are spent and <text:soft-page-break/>the response is obviously slower.</text:p>
      <text:p text:style-name="Standard"/>
      <text:h text:style-name="Heading_20_2" text:outline-level="2">Spinvox database table setup</text:h>
      <text:p text:style-name="Standard">You must add two new tables to the database, transcription and spinvox_request. Also you must add a field to store the transcription's id in both exercise and response tables. You can use the incremental script autoevaluation_db_min_commands.sql to add those.</text:p>
      <text:p text:style-name="Standard"/>
      <text:p text:style-name="Standard">You can find some test data and configuration parameters on autoevaluation_data.ql and autoevaluation_preferences.sql script. Remember that if you want to use the test data you must also copy the test videos to the Red5's oflaDemo/streams folder.</text:p>
      <text:p text:style-name="Standard"/>
      <text:h text:style-name="Heading_20_2" text:outline-level="2">How it works</text:h>
      <text:p text:style-name="Standard">In order to be able to ask for an automatic assessment for an exercise or a response, they must have a request on the transcription table. That request's id is stored in the fk_transcription_id field of both exercise and response tables and the request tuple's state will be “pending”. If we don't want automatic evaluation for an specific exercise/response, we set it's transcription id to null.</text:p>
      <text:p text:style-name="Standard"/>
      <text:p text:style-name="Standard">First, you launch SendRequests.php. This will send all the pending requests and those transcription's that went wrong (due to connection problems, for instance) to Spinvox. The data received from the spinvox server is stored in the spinvox_request table. There we have fields to know if there was any errors during the request and URLs to grab the transcription texts. If no errors occurred and the script's output is enabled you should see how many requests were made as output.</text:p>
      <text:p text:style-name="Standard"/>
      <text:p text:style-name="Standard">After launching GetTranscriptions.php, we should receive the transcriptions. It retrieves the tuples which have it's status flagged as “processing” from the transcription table. At the same time it grabs the URLs related to those transcriptions from spinvox_request and checks if there's any response available in them. If there is, it will get the information and store it on the transcription table. The status property will indicate whether the transcription is being made or not, and if so the transcription field will store the transcription received from the SpinVox server. If no errors happen there should be no output from this script.</text:p>
      <text:p text:style-name="Standard"/>
      <text:h text:style-name="Heading_20_2" text:outline-level="2">Cron tasks</text:h>
      <text:p text:style-name="Standard"/>
      <text:p text:style-name="Standard">In order to launch these two scripts in an hourly basis you need to add the following lines to your crontab:</text:p>
      <text:p text:style-name="P45"/>
      <text:p text:style-name="P45"/>
      <text:p text:style-name="P39">0 <text:s/>* * * * /var/www/amfphp/services/babelia/SendRequests.php &gt;&gt; /tmp/babelia/spinvox_req_log</text:p>
      <text:p text:style-name="P45"/>
      <text:p text:style-name="P39"><text:soft-page-break/>30 * * * * /var/www/amfphp/services/babelia/GetTranscriptions.php &gt;&gt; /tmp/babelia/spinvox_trans_log</text:p>
      <text:p text:style-name="Standard">The first line tells cron to execute SendRequests.php every hour at o'clock and the second one to execute GetTranscriptions.php every hour at half past. This way all the requests can be sent before actually retrieving the transcriptions and the server is not overloaded by the two processes.</text:p>
      <text:p text:style-name="Standard"/>
      <text:h text:style-name="P62" text:outline-level="2">Configuration parameters</text:h>
      <text:p text:style-name="Standard">The configuration parameters of the transcription module are stored on the prefereces table of the database.</text:p>
      <text:p text:style-name="Standard"/>
      <table:table table:name="Tabla3" table:style-name="Tabla3">
        <table:table-column table:style-name="Tabla3.A"/>
        <table:table-column table:style-name="Tabla3.B"/>
        <table:table-row>
          <table:table-cell table:style-name="Tabla3.A1" office:value-type="string">
            <text:p text:style-name="P9">Parameter</text:p>
          </table:table-cell>
          <table:table-cell table:style-name="Tabla3.B1" office:value-type="string">
            <text:p text:style-name="P9">Description</text:p>
          </table:table-cell>
        </table:table-row>
        <table:table-row>
          <table:table-cell table:style-name="Tabla3.A2" office:value-type="string">
            <text:p text:style-name="P7">ffmpeg.path</text:p>
          </table:table-cell>
          <table:table-cell table:style-name="Tabla3.B2" office:value-type="string">
            <text:p text:style-name="P7">Ffmpeg's installation path.</text:p>
          </table:table-cell>
        </table:table-row>
        <table:table-row>
          <table:table-cell table:style-name="Tabla3.A2" office:value-type="string">
            <text:p text:style-name="P7">spinvox.useragent</text:p>
          </table:table-cell>
          <table:table-cell table:style-name="Tabla3.B2" office:value-type="string">
            <text:p text:style-name="P7">The user agent of the application (fo example, Babelium).</text:p>
          </table:table-cell>
        </table:table-row>
        <table:table-row>
          <table:table-cell table:style-name="Tabla3.A2" office:value-type="string">
            <text:p text:style-name="P7">spinvox.language</text:p>
          </table:table-cell>
          <table:table-cell table:style-name="Tabla3.B2" office:value-type="string">
            <text:p text:style-name="P7">Which languages have transcriptions available (a tuple for each language maintaining the prefName value while changing the prefValue value).</text:p>
          </table:table-cell>
        </table:table-row>
        <table:table-row>
          <table:table-cell table:style-name="Tabla3.A2" office:value-type="string">
            <text:p text:style-name="P7">spinvox.appname</text:p>
          </table:table-cell>
          <table:table-cell table:style-name="Tabla3.B2" office:value-type="string">
            <text:p text:style-name="P7">Application name, the one you stated on SpinVox.</text:p>
          </table:table-cell>
        </table:table-row>
        <table:table-row>
          <table:table-cell table:style-name="Tabla3.A2" office:value-type="string">
            <text:p text:style-name="P7">spinvox.account_id</text:p>
          </table:table-cell>
          <table:table-cell table:style-name="Tabla3.B2" office:value-type="string">
            <text:p text:style-name="P7">SpinVox's account id.</text:p>
          </table:table-cell>
        </table:table-row>
        <table:table-row>
          <table:table-cell table:style-name="Tabla3.A2" office:value-type="string">
            <text:p text:style-name="P7">spinvox.password</text:p>
          </table:table-cell>
          <table:table-cell table:style-name="Tabla3.B2" office:value-type="string">
            <text:p text:style-name="P7">The password to access your spinvox account/services.</text:p>
          </table:table-cell>
        </table:table-row>
        <table:table-row>
          <table:table-cell table:style-name="Tabla3.A2" office:value-type="string">
            <text:p text:style-name="P7">spinvox.protocol</text:p>
          </table:table-cell>
          <table:table-cell table:style-name="Tabla3.B2" office:value-type="string">
            <text:p text:style-name="P7">The protocol employed to make the requests (for example, HTTPS)</text:p>
          </table:table-cell>
        </table:table-row>
        <table:table-row>
          <table:table-cell table:style-name="Tabla3.A2" office:value-type="string">
            <text:p text:style-name="P7">spinvox.username</text:p>
          </table:table-cell>
          <table:table-cell table:style-name="Tabla3.B2" office:value-type="string">
            <text:p text:style-name="P7">Spinvox's username.</text:p>
          </table:table-cell>
        </table:table-row>
        <table:table-row>
          <table:table-cell table:style-name="Tabla3.A2" office:value-type="string">
            <text:p text:style-name="P7">spinvox.port</text:p>
          </table:table-cell>
          <table:table-cell table:style-name="Tabla3.B2" office:value-type="string">
            <text:p text:style-name="P7">The port to make the request (if the protocol is HTTPS this will be 443).</text:p>
          </table:table-cell>
        </table:table-row>
        <table:table-row>
          <table:table-cell table:style-name="Tabla3.A2" office:value-type="string">
            <text:p text:style-name="P7">spinvox.dev.url</text:p>
          </table:table-cell>
          <table:table-cell table:style-name="Tabla3.B2" office:value-type="string">
            <text:p text:style-name="P7">Spinvox's development server URL (dev.api.spinvox.com).</text:p>
          </table:table-cell>
        </table:table-row>
        <table:table-row>
          <table:table-cell table:style-name="Tabla3.A2" office:value-type="string">
            <text:p text:style-name="P7">spinvox.live.url</text:p>
          </table:table-cell>
          <table:table-cell table:style-name="Tabla3.B2" office:value-type="string">
            <text:p text:style-name="P7">Spinvox's transcription request URL (live.api.spinvox.com).</text:p>
          </table:table-cell>
        </table:table-row>
        <table:table-row>
          <table:table-cell table:style-name="Tabla3.A2" office:value-type="string">
            <text:p text:style-name="P7">spinvox.max_transcriptions</text:p>
          </table:table-cell>
          <table:table-cell table:style-name="Tabla3.B2" office:value-type="string">
            <text:p text:style-name="P7">How many transcriptions will be retrieved <text:s/>each time GetTranscriptions.php script is called.</text:p>
          </table:table-cell>
        </table:table-row>
        <table:table-row>
          <table:table-cell table:style-name="Tabla3.A2" office:value-type="string">
            <text:p text:style-name="P7">spinvox.max_requests</text:p>
          </table:table-cell>
          <table:table-cell table:style-name="Tabla3.B2" office:value-type="string">
            <text:p text:style-name="P7">How many requests will be made for each call to the SendRequests.php script.</text:p>
          </table:table-cell>
        </table:table-row>
        <table:table-row>
          <table:table-cell table:style-name="Tabla3.A2" office:value-type="string">
            <text:p text:style-name="P7">spinvox.video_path</text:p>
          </table:table-cell>
          <table:table-cell table:style-name="Tabla3.B2" office:value-type="string">
            <text:p text:style-name="P7">The place where the videos are stored.</text:p>
          </table:table-cell>
        </table:table-row>
        <table:table-row>
          <table:table-cell table:style-name="Tabla3.A2" office:value-type="string">
            <text:p text:style-name="P7">spinvox.temp_folder</text:p>
          </table:table-cell>
          <table:table-cell table:style-name="Tabla3.B2" office:value-type="string">
            <text:p text:style-name="P7">A temporary folder to store the files that are created during the process (at the end, those files are deleted).</text:p>
          </table:table-cell>
        </table:table-row>
        <table:table-row>
          <table:table-cell table:style-name="Tabla3.A2" office:value-type="string">
            <text:p text:style-name="P7">spinvox.max_duration</text:p>
          </table:table-cell>
          <table:table-cell table:style-name="Tabla3.B2" office:value-type="string">
            <text:p text:style-name="P7">The max duration that videos can have in order to be transcribed.</text:p>
          </table:table-cell>
        </table:table-row>
      </table:table>
      <text:p text:style-name="Standard"/>
      <text:p text:style-name="P45"/>
      <text:h text:style-name="Heading_20_1" text:outline-level="1"><text:soft-page-break/>Access control for Red5 playback/publish features</text:h>
      <text:p text:style-name="Standard"/>
      <text:p text:style-name="Standard">From version 0.9 onwards, Red5 incorporates a plugin system that allows the utilization of plugins such as <text:span text:style-name="T26">SecurityPlugin</text:span> which enable a quick way to add security to our Red5 apps using spring's xml configuration files.</text:p>
      <text:p text:style-name="Standard"/>
      <text:p text:style-name="Standard">However, given the fact that somewhere between 0.8 and 0.9 versions the code got a bug that caused the playback of videos to get hanged-up when we pause them or when they have embedded cuepoints (this bug is still present in the latest revision of the code, <text:s/>r4092) so we can't benefit from the aforementioned plugin system.</text:p>
      <text:p text:style-name="Standard"/>
      <text:p text:style-name="Standard">Thus, we must add the security measures directly in the Red5 code. Since version 0.6 Red5 API has several classes to protect access to streams or shared objects. We'll be using those classes to grant access to our streams only to the IP address(es) we specify on the code. It's a very hard-coded solution, but until the Red5 team fixes the playback bug it's the quickest solution we can get.</text:p>
      <text:p text:style-name="Standard"/>
      <text:p text:style-name="Standard">First thing to do is to checkout a playback bug-free revision. Namely, the 0.8.0 version:</text:p>
      <text:p text:style-name="Standard"/>
      <text:p text:style-name="Standard"><text:a xlink:type="simple" xlink:href="http://red5.googlecode.com/svn/java/server/tags/0_8_0"><text:span text:style-name="T26">http://red5.googlecode.com/svn/java/server/tags/0_8_0</text:span></text:a></text:p>
      <text:p text:style-name="Standard"/>
      <text:p text:style-name="Standard"><text:span text:style-name="T9">NOTE:</text:span> Remember that Red5 uses the Ivy system to resolve it's library dependencies, so if you're using eclipse you should install Apache's IvyDE plug-in first. Add this URL to your eclipse's update sites to install the plug-in with ease:</text:p>
      <text:p text:style-name="Standard"/>
      <text:p text:style-name="Standard"><text:a xlink:type="simple" xlink:href="http://www.apache.org/dist/ant/ivyde/updatesite"><text:span text:style-name="T25">http://www.apache.org/dist/ant/ivyde/updatesite</text:span></text:a><text:span text:style-name="T25"> </text:span></text:p>
      <text:p text:style-name="Standard"/>
      <text:p text:style-name="Standard">Now that we've checked-out the code and have no errors it's time to review the classes that we'll be handling:</text:p>
      <text:p text:style-name="P24"/>
      <table:table table:name="Tabla4" table:style-name="Tabla4">
        <table:table-column table:style-name="Tabla4.A"/>
        <table:table-column table:style-name="Tabla4.B"/>
        <table:table-row>
          <table:table-cell table:style-name="Tabla4.A1" office:value-type="string">
            <text:p text:style-name="P11">Class</text:p>
          </table:table-cell>
          <table:table-cell table:style-name="Tabla4.B1" office:value-type="string">
            <text:p text:style-name="P11">Description</text:p>
          </table:table-cell>
        </table:table-row>
        <table:table-row>
          <table:table-cell table:style-name="Tabla4.A2" office:value-type="string">
            <text:p text:style-name="P23">org.red5.server.adapter</text:p>
            <text:p text:style-name="P23"><text:span text:style-name="T28">↳</text:span><text:span text:style-name="T29"> ApplicationAdapter.java</text:span></text:p>
          </table:table-cell>
          <table:table-cell table:style-name="Tabla4.B2" office:value-type="string">
            <text:p text:style-name="P10">It's the server's entry point. This is the class that we'll modify for our purposes.</text:p>
          </table:table-cell>
        </table:table-row>
        <table:table-row>
          <table:table-cell table:style-name="Tabla4.A2" office:value-type="string">
            <text:p text:style-name="P23">org.red5.server.api.strem</text:p>
            <text:p text:style-name="P25">↳ IstreamPlaybackSecurity.java</text:p>
          </table:table-cell>
          <table:table-cell table:style-name="Tabla4.B2" office:value-type="string">
            <text:p text:style-name="P10">It's the interface to define the conditions to access the stream playback.</text:p>
          </table:table-cell>
        </table:table-row>
        <table:table-row>
          <table:table-cell table:style-name="Tabla4.A2" office:value-type="string">
            <text:p text:style-name="P23">org.red5.server.api.strem</text:p>
            <text:p text:style-name="P25">↳ IstreamPublishSecurity.java</text:p>
          </table:table-cell>
          <table:table-cell table:style-name="Tabla4.B2" office:value-type="string">
            <text:p text:style-name="P10">It's the interface to define the conditions to access the stream publish.</text:p>
          </table:table-cell>
        </table:table-row>
      </table:table>
      <text:p text:style-name="P24"/>
      <text:p text:style-name="Standard">To register the rules we defined in the application we must add them in the <text:span text:style-name="T27">start</text:span> method of the <text:span text:style-name="T27">ApplicationAdapter</text:span> class. So we have to write something like this:</text:p>
      <text:p text:style-name="Standard"/>
      <text:p text:style-name="P47"/>
      <text:p text:style-name="P50"><text:soft-page-break/><text:span text:style-name="T33">public</text:span><text:span text:style-name="T18"> </text:span><text:span text:style-name="T33">class</text:span><text:span text:style-name="T18"> ApplicationAdapter </text:span><text:span text:style-name="T33">extends</text:span><text:span text:style-name="T18"> MultiThreadedApplicationAdapter {</text:span></text:p>
      <text:p text:style-name="P50"/>
      <text:p text:style-name="P48"><text:tab/>(…)</text:p>
      <text:p text:style-name="P48"/>
      <text:p text:style-name="P50"><text:span text:style-name="T18"><text:tab/></text:span><text:span text:style-name="T30">/** </text:span><text:span text:style-name="T31">{@inheritDoc}</text:span><text:span text:style-name="T30"> */</text:span></text:p>
      <text:p text:style-name="P50"><text:span text:style-name="T18"><text:tab/></text:span><text:span text:style-name="T32">@Override</text:span></text:p>
      <text:p text:style-name="P50"><text:span text:style-name="T18"><text:tab/></text:span><text:span text:style-name="T33">public</text:span><text:span text:style-name="T18"> </text:span><text:span text:style-name="T33">synchronized</text:span><text:span text:style-name="T18"> </text:span><text:span text:style-name="T33">boolean</text:span><text:span text:style-name="T18"> start(IScope scope) {</text:span></text:p>
      <text:p text:style-name="P48"><text:tab/><text:tab/><text:span text:style-name="T34">babeliumSecurityMeasures();</text:span></text:p>
      <text:p text:style-name="P50"><text:span text:style-name="T18"><text:tab/><text:tab/></text:span><text:span text:style-name="T33">return</text:span><text:span text:style-name="T18"> </text:span><text:span text:style-name="T33">super</text:span><text:span text:style-name="T18">.start(scope);</text:span></text:p>
      <text:p text:style-name="P48"><text:tab/>}</text:p>
      <text:p text:style-name="P48"/>
      <text:p text:style-name="P48"><text:tab/>(…)</text:p>
      <text:p text:style-name="P48">}</text:p>
      <text:p text:style-name="P48"/>
      <text:p text:style-name="P49">On the method highlighted in blue we will define the access rules for both playback and publish writing the following:</text:p>
      <text:p text:style-name="P49"/>
      <text:p text:style-name="P45"><text:span text:style-name="T33">public</text:span><text:span text:style-name="T18"> </text:span><text:span text:style-name="T33">synchronized</text:span><text:span text:style-name="T18"> </text:span><text:span text:style-name="T33">void</text:span><text:span text:style-name="T18"> babeliumSecurityMeasures(){</text:span></text:p>
      <text:p text:style-name="P45"><text:span text:style-name="T18"><text:tab/></text:span><text:span text:style-name="T33">this</text:span><text:span text:style-name="T18">.registerStreamPlaybackSecurity(</text:span><text:span text:style-name="T33">new</text:span><text:span text:style-name="T18"> IStreamPlaybackSecurity() {</text:span></text:p>
      <text:p text:style-name="P46"><text:tab/><text:tab/><text:tab/></text:p>
      <text:p text:style-name="P45"><text:span text:style-name="T18"><text:tab/><text:tab/></text:span><text:span text:style-name="T32">@Override</text:span></text:p>
      <text:p text:style-name="P45"><text:span text:style-name="T18"><text:tab/><text:tab/></text:span><text:span text:style-name="T33">public</text:span><text:span text:style-name="T18"> </text:span><text:span text:style-name="T33">boolean</text:span><text:span text:style-name="T18"> isPlaybackAllowed(IScope scope, String name, </text:span></text:p>
      <text:p text:style-name="P45"><text:span text:style-name="T22"><text:tab/><text:tab/><text:tab/><text:tab/><text:tab/><text:tab/><text:tab/> <text:s text:c="2"/></text:span><text:span text:style-name="T33">int</text:span><text:span text:style-name="T18"> start, </text:span><text:span text:style-name="T33">int</text:span><text:span text:style-name="T18"> length,</text:span></text:p>
      <text:p text:style-name="P45"><text:span text:style-name="T22"><text:tab/><text:tab/><text:tab/><text:tab/><text:tab/><text:tab/><text:tab/> <text:s text:c="2"/></text:span><text:span text:style-name="T33">boolean</text:span><text:span text:style-name="T18"> flushPlaylist) {</text:span></text:p>
      <text:p text:style-name="P46"><text:tab/><text:tab/><text:tab/>IConnection con = Red5.<text:span text:style-name="T26">getConnectionLocal</text:span>();</text:p>
      <text:p text:style-name="P45"><text:span text:style-name="T18"><text:tab/><text:tab/><text:tab/></text:span><text:span text:style-name="T33">return</text:span><text:span text:style-name="T18"> con.getRemoteAddress().equals(</text:span><text:span text:style-name="T35">"62.193.231.99"</text:span><text:span text:style-name="T18">);</text:span></text:p>
      <text:p text:style-name="P46"><text:tab/><text:tab/>}</text:p>
      <text:p text:style-name="P46"><text:tab/>});</text:p>
      <text:p text:style-name="P45"><text:span text:style-name="T18"><text:tab/></text:span><text:span text:style-name="T33">this</text:span><text:span text:style-name="T18">.registerStreamPublishSecurity(</text:span><text:span text:style-name="T33">new</text:span><text:span text:style-name="T18"> IStreamPublishSecurity() {</text:span></text:p>
      <text:p text:style-name="P45"><text:span text:style-name="T18"><text:tab/><text:tab/></text:span><text:span text:style-name="T32">@Override</text:span></text:p>
      <text:p text:style-name="P45"><text:span text:style-name="T18"><text:tab/><text:tab/></text:span><text:span text:style-name="T33">public</text:span><text:span text:style-name="T18"> </text:span><text:span text:style-name="T33">boolean</text:span><text:span text:style-name="T18"> isPublishAllowed(IScope scope, String name,</text:span></text:p>
      <text:p text:style-name="P46"><text:tab/><text:tab/><text:tab/><text:tab/><text:tab/><text:tab/><text:tab/> <text:s/>String mode) {</text:p>
      <text:p text:style-name="P46"><text:tab/><text:tab/><text:tab/>IConnection con = Red5.<text:span text:style-name="T26">getConnectionLocal</text:span>();</text:p>
      <text:p text:style-name="P45"><text:span text:style-name="T18"><text:tab/><text:tab/><text:tab/></text:span><text:span text:style-name="T33">return</text:span><text:span text:style-name="T18"> con.getRemoteAddress().equals(</text:span><text:span text:style-name="T35">"62.193.231.99"</text:span><text:span text:style-name="T18">);</text:span></text:p>
      <text:p text:style-name="P46"><text:tab/><text:tab/>}</text:p>
      <text:p text:style-name="P46"><text:tab/>});<text:tab/></text:p>
      <text:p text:style-name="P46">}</text:p>
      <text:p text:style-name="P46"/>
      <text:p text:style-name="P49">The IP address is the address of the current Babelium website, so we're only allowing connections from that place.</text:p>
      <text:p text:style-name="Standard"/>
      <text:p text:style-name="P32">The last step is to build the red5 server using the given ant script and test that if red5's not being called from the appropriate IP address it gives us a <text:span text:style-name="T27">NetStream.Failed</text:span> error when we try to consume a stream resource.</text:p>
      <text:p text:style-name="P33">Information sources:</text:p>
      <text:p text:style-name="P27"><text:a xlink:type="simple" xlink:href="http://old.nabble.com/Protect-red5-server-streams-td16085721.html#a16085721"><text:span text:style-name="T36">http://old.nabble.com/Protect-red5-server-streams-td16085721.html#a16085721</text:span></text:a></text:p>
      <text:p text:style-name="P27"><text:a xlink:type="simple" xlink:href="http://red5.googlecode.com/svn/doc/tags/0_6rc3/HOWTO-Security.txt"><text:span text:style-name="T36">http://red5.googlecode.com/svn/doc/tags/0_6rc3/HOWTO-Security.txt</text:span></text:a></text:p>
      <text:p text:style-name="P34"/>
      <text:h text:style-name="Heading_20_1" text:outline-level="1"><text:soft-page-break/>How to use MySQL's Scheduled Events</text:h>
      <text:p text:style-name="P35">MySQL scheduled events are employed to launch queries periodically. This is useful when you have to perform automatic data clean-up on a timed basis.</text:p>
      <text:h text:style-name="Heading_20_2" text:outline-level="2">Server configuration</text:h>
      <text:p text:style-name="P36"><text:span text:style-name="T37">First thing to know is that scheduled event support was introduced in MySQL v5.1.6, so in prior versions </text:span><text:span text:style-name="T36">IT WON'T WORK</text:span><text:span text:style-name="T37">.</text:span></text:p>
      <text:p text:style-name="P35">By default this feature isn't enabled in the server so you should check that out. To do so, launch a MySQL command line and type the following:</text:p>
      <text:p text:style-name="P40">mysql&gt; SHOW PROCESSLIST\G </text:p>
      <text:p text:style-name="P35">This command lists the threads currently running in your MySQL instance. If you have a process which looks similar to this, then scheduled tasks are are enabled in your server.</text:p>
      <text:p text:style-name="P52">*************************** X. row *************************** </text:p>
      <text:p text:style-name="P52">Id: 98 </text:p>
      <text:p text:style-name="P52">User: event_scheduler </text:p>
      <text:p text:style-name="P52">Host: localhost </text:p>
      <text:p text:style-name="P52">db: NULL </text:p>
      <text:p text:style-name="P52">Command: Daemon </text:p>
      <text:p text:style-name="P52">Time: 183 </text:p>
      <text:p text:style-name="P52">State: Waiting for next activation </text:p>
      <text:p text:style-name="P52">Info: NULL </text:p>
      <text:p text:style-name="P35">Else, you must activate the functionality by yourself using mysql's command line:</text:p>
      <text:p text:style-name="P39">mysql&gt; SET GLOBAL event_scheduler = ON; </text:p>
      <text:h text:style-name="Heading_20_2" text:outline-level="2">Permissions and event information</text:h>
      <text:p text:style-name="P35">The event will only launch if the user that defined it has the proper permissions granted. If the event is bound to a particular schema the user that defined the event must have EVENT permission on that schema.</text:p>
      <text:p text:style-name="P35"><text:soft-page-break/>So, if the event we want to create is bound to example_schema, the event definer, example_user, must have event permissions for that schema.</text:p>
      <text:p text:style-name="P37"><text:tab/>GRANT EVENT ON example_schema.* TO example_user@localhost;</text:p>
      <text:p text:style-name="P35">Notice we stated @localhost for our example user. This domain must be the same in the permission grant and in the <text:span text:style-name="T38">DEFINER</text:span> tag of the event definition, of which we'll talk about next.</text:p>
      <text:p text:style-name="P35">When writing an event we can optionally state the definer of the event. If we don't explicitly tell the event definer mysql will use the current user as definer.</text:p>
      <text:p text:style-name="P37"><text:tab/>CREATE <text:span text:style-name="T39">DEFINER = example_user@localhost</text:span> EVENT example_schema.event_name</text:p>
      <text:p text:style-name="P35">We can retrieve information about the events we define calling the following on the mysql command line:</text:p>
      <text:p text:style-name="P53">mysql&gt; SELECT * FROM INFORMATION_SCHEMA.EVENTS WHERE EVENT_NAME='<text:span text:style-name="T39">event_name</text:span>' \G</text:p>
      <text:p text:style-name="P51">This is an example output of that command:</text:p>
      <text:p text:style-name="P55">*************************** 1. row *************************** </text:p>
      <text:p text:style-name="P55"><text:s text:c="7"/>EVENT_CATALOG: NULL </text:p>
      <text:p text:style-name="P55"><text:s text:c="8"/>EVENT_SCHEMA: babeliumproject </text:p>
      <text:p text:style-name="P55"><text:s text:c="10"/>EVENT_NAME: keep_alive_monitor </text:p>
      <text:p text:style-name="P55"><text:s text:c="13"/>DEFINER: babelia@localhost </text:p>
      <text:p text:style-name="P55"><text:s text:c="11"/>TIME_ZONE: SYSTEM </text:p>
      <text:p text:style-name="P55"><text:s text:c="10"/>EVENT_BODY: SQL </text:p>
      <text:p text:style-name="P55"><text:s text:c="4"/>EVENT_DEFINITION: BEGIN </text:p>
      <text:p text:style-name="P55"><text:tab/><text:tab/>UPDATE user_session SET duration = TIMESTAMPDIFF(SECOND,session_date,CURRENT_TIMESTAMP), closed=1 </text:p>
      <text:p text:style-name="P55"><text:tab/><text:tab/>WHERE (keep_alive = 0 AND closed=0 AND duration=0); </text:p>
      <text:p text:style-name="P55"/>
      <text:p text:style-name="P55"><text:tab/><text:tab/>UPDATE user_session SET keep_alive = 0 </text:p>
      <text:p text:style-name="P55"><text:tab/><text:tab/>WHERE (keep_alive = 1 AND closed = 0); </text:p>
      <text:p text:style-name="P55"><text:tab/>END </text:p>
      <text:p text:style-name="P55"><text:soft-page-break/><text:s text:c="10"/>EVENT_TYPE: RECURRING </text:p>
      <text:p text:style-name="P55"><text:s text:c="10"/>EXECUTE_AT: NULL </text:p>
      <text:p text:style-name="P55"><text:s text:c="6"/>INTERVAL_VALUE: 5 </text:p>
      <text:p text:style-name="P55"><text:s text:c="6"/>INTERVAL_FIELD: MINUTE </text:p>
      <text:p text:style-name="P55"><text:s text:c="12"/>SQL_MODE: </text:p>
      <text:p text:style-name="P55"><text:s text:c="14"/>STARTS: 2010-06-09 13:54:21 </text:p>
      <text:p text:style-name="P55"><text:s text:c="16"/>ENDS: NULL </text:p>
      <text:p text:style-name="P55"><text:s text:c="14"/>STATUS: ENABLED </text:p>
      <text:p text:style-name="P55"><text:s text:c="7"/>ON_COMPLETION: NOT PRESERVE </text:p>
      <text:p text:style-name="P55"><text:s text:c="13"/>CREATED: 2010-06-09 13:54:21 </text:p>
      <text:p text:style-name="P55"><text:s text:c="8"/>LAST_ALTERED: 2010-06-09 13:54:21 </text:p>
      <text:p text:style-name="P55"><text:s text:c="7"/>LAST_EXECUTED: 2010-06-09 13:54:21 </text:p>
      <text:p text:style-name="P35">With this output we can check wether our event is launched, when and if it's status is what it should be.</text:p>
      <text:h text:style-name="Heading_20_2" text:outline-level="2">Scheduled event for user session timeout</text:h>
      <text:p text:style-name="P35">In our particular case, we wanted to be able to close our users' sessions if after a given period of time the application showed no signs of activity. To handle this, we defined an event which fires every 5 minutes (whereas the application gives it's activity reports every 1-3 minutes) and make it check whether the session is alive or not. If the session isn't alive the event will calculate the session time for statistical purposes.</text:p>
      <text:p text:style-name="P54">delimiter | </text:p>
      <text:p text:style-name="P54">CREATE DEFINER = babelia@localhost EVENT IF NOT EXISTS babeliumproject.keep_alive_monitor </text:p>
      <text:p text:style-name="P54">ON SCHEDULE </text:p>
      <text:p text:style-name="P54"><text:tab/>EVERY 5 MINUTE </text:p>
      <text:p text:style-name="P54"><text:s text:c="4"/>COMMENT 'This event monitors the users sessions and closes them when needed.' </text:p>
      <text:p text:style-name="P54"><text:soft-page-break/><text:s text:c="4"/>DO </text:p>
      <text:p text:style-name="P54"><text:tab/>BEGIN </text:p>
      <text:p text:style-name="P54"><text:tab/><text:tab/>UPDATE user_session SET duration = TIMESTAMPDIFF(SECOND,session_date,CURRENT_TIMESTAMP), closed=1 </text:p>
      <text:p text:style-name="P54"><text:tab/><text:tab/>WHERE (keep_alive = 0 AND closed=0 AND duration=0); </text:p>
      <text:p text:style-name="P54"><text:tab/><text:tab/>UPDATE user_session SET keep_alive = 0 </text:p>
      <text:p text:style-name="P54"><text:tab/><text:tab/>WHERE (keep_alive = 1 AND closed = 0); </text:p>
      <text:p text:style-name="P54"><text:tab/>END | </text:p>
      <text:p text:style-name="P54">delimiter ;</text:p>
      <text:p text:style-name="P35">The name of our event is <text:span text:style-name="T26">keep_alive_monitor</text:span>. We explicitly tell mysql that it's definer is the <text:span text:style-name="T26">babelia</text:span> user on the <text:span text:style-name="T26">@localhost </text:span>domain. We previously granted event permissions for that user and that domain. If you watch the event name you see we prepended the schema name to it. If we want an event that performs system-wide tasks we can skip this flag.</text:p>
      <text:p text:style-name="P35">The <text:span text:style-name="T38">ON SCHEDULE</text:span> flag let's us define time intervals in which the event will launch endlessly or particular times when it should be launched. Check-out the MySQL Event Syntax guide for more information.</text:p>
      <text:p text:style-name="P35">MySQL Events: <text:a xlink:type="simple" xlink:href="http://dev.mysql.com/doc/refman/5.1/en/events.html">http://dev.mysql.com/doc/refman/5.1/en/events.html</text:a></text:p>
      <text:p text:style-name="P35">MySQL Event Syntax: <text:a xlink:type="simple" xlink:href="http://dev.mysql.com/doc/refman/5.1/en/create-event.html">http://dev.mysql.com/doc/refman/5.1/en/create-event.html</text:a> </text:p>
      <text:p text:style-name="P35">Event definition allows us to write complex programs. You only have to use the BEGIN … END blocks that are employed on the stored procedure syntax and you're ready to code.</text:p>
      <text:h text:style-name="Heading_20_2" text:outline-level="2">Disabling and deleting events</text:h>
      <text:p text:style-name="P35">In case you want to do some maintenance work you could be interested in disabling your events. You can do this using the DROP EVENT and ALTER EVENT statements. These are some examples:</text:p>
      <text:p text:style-name="P53">DROP EVENT event_name</text:p>
      <text:p text:style-name="P53">ALTER EVENT event_name DISABLE </text:p>
      <text:p text:style-name="P53">ALTER EVENT event_name EN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 Grande" svg:font-family="'Lucida Grande', Verdana, Arial, Helvetica, sans-serif"/>
    <style:font-face style:name="OpenSymbol" svg:font-family="OpenSymbol"/>
    <style:font-face style:name="inherit" svg:font-family="inherit"/>
    <style:font-face style:name="Monospace" svg:font-family="Monospace"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a2" style:family="table">
      <style:table-properties style:width="6.6924in" table:align="margins"/>
    </style:style>
    <style:style style:name="Tabla2.A" style:family="table-column">
      <style:table-column-properties style:column-width="3.3458in" style:rel-column-width="32767*"/>
    </style:style>
    <style:style style:name="Tabla2.B" style:family="table-column">
      <style:table-column-properties style:column-width="3.3465in" style:rel-column-width="32768*"/>
    </style:style>
    <style:style style:name="Tabla2.A1" style:family="table-cell">
      <style:table-cell-properties fo:padding="0.0382in" fo:border-left="0.0007in solid #000000" fo:border-right="none" fo:border-top="0.0007in solid #000000" fo:border-bottom="0.0007in solid #000000"/>
    </style:style>
    <style:style style:name="Tabla2.B1" style:family="table-cell">
      <style:table-cell-properties fo:padding="0.0382in" fo:border="0.0007in solid #000000"/>
    </style:style>
    <style:style style:name="Tabla2.A2" style:family="table-cell">
      <style:table-cell-properties fo:padding="0.0382in" fo:border-left="0.0007in solid #000000" fo:border-right="none" fo:border-top="none" fo:border-bottom="0.0007in solid #000000"/>
    </style:style>
    <style:style style:name="Tabla2.B2" style:family="table-cell">
      <style:table-cell-properties fo:padding="0.0382in" fo:border-left="0.0007in solid #000000" fo:border-right="0.0007in solid #000000" fo:border-top="none" fo:border-bottom="0.0007in solid #000000"/>
    </style:style>
    <style:style style:name="Tabla1" style:family="table">
      <style:table-properties style:width="6.6924in" table:align="margins"/>
    </style:style>
    <style:style style:name="Tabla1.A" style:family="table-column">
      <style:table-column-properties style:column-width="2.2306in" style:rel-column-width="21844*"/>
    </style:style>
    <style:style style:name="Tabla1.C" style:family="table-column">
      <style:table-column-properties style:column-width="2.2313in" style:rel-column-width="21847*"/>
    </style:style>
    <style:style style:name="Tabla1.A1" style:family="table-cell">
      <style:table-cell-properties style:vertical-align="middle" fo:padding="0.0382in" fo:border-left="0.0007in solid #000000" fo:border-right="none" fo:border-top="0.0007in solid #000000" fo:border-bottom="0.0007in solid #000000"/>
    </style:style>
    <style:style style:name="Tabla1.C1" style:family="table-cell">
      <style:table-cell-properties style:vertical-align="middle" fo:padding="0.0382in" fo:border="0.0007in solid #000000"/>
    </style:style>
    <style:style style:name="MP1" style:family="paragraph" style:parent-style-name="Table_20_Contents">
      <style:text-properties style:font-name="Times New Roman" fo:font-size="10pt" style:font-size-asian="10pt" style:font-size-complex="10pt"/>
    </style:style>
    <style:style style:name="MP2" style:family="paragraph" style:parent-style-name="Table_20_Contents">
      <style:text-properties fo:font-size="10pt" style:font-size-asian="10pt" style:font-size-complex="10pt"/>
    </style:style>
    <style:style style:name="MP3" style:family="paragraph" style:parent-style-name="Table_20_Contents">
      <style:paragraph-properties fo:text-align="start" style:justify-single-word="false"/>
      <style:text-properties fo:font-size="10pt" style:font-size-asian="10pt" style:font-size-complex="10pt"/>
    </style:style>
    <style:style style:name="MP4" style:family="paragraph" style:parent-style-name="Table_20_Contents">
      <style:paragraph-properties fo:text-align="center" style:justify-single-word="false"/>
      <style:text-properties fo:font-size="10pt" style:font-size-asian="10pt" style:font-size-complex="10pt"/>
    </style:style>
    <style:style style:name="MP5" style:family="paragraph" style:parent-style-name="Table_20_Contents">
      <style:paragraph-properties fo:text-align="end" style:justify-single-word="false"/>
      <style:text-properties fo:font-size="10pt" style:font-size-asian="10pt" style:font-size-complex="10pt"/>
    </style:style>
    <style:style style:name="MP6"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day number:style="long"/>
      <number:text>/</number:text>
      <number:month number:style="long"/>
      <number:text>/</number:text>
      <number:year/>
    </number:date-style>
    <number:date-style style:name="N103">
      <number:year number:style="long"/>
    </number:date-style>
  </office:automatic-styles>
  <office:master-styles>
    <style:master-page style:name="Standard" style:page-layout-name="Mpm1">
      <style:header>
        <table:table table:name="Tabla2" table:style-name="Tabla2">
          <table:table-column table:style-name="Tabla2.A"/>
          <table:table-column table:style-name="Tabla2.B"/>
          <table:table-row>
            <table:table-cell table:style-name="Tabla2.A1" office:value-type="string">
              <text:p text:style-name="MP1">Babelium Project</text:p>
            </table:table-cell>
            <table:table-cell table:style-name="Tabla2.B1" office:value-type="string">
              <text:p text:style-name="MP2">Version: 1.0</text:p>
            </table:table-cell>
          </table:table-row>
          <table:table-row>
            <table:table-cell table:style-name="Tabla2.A2" office:value-type="string">
              <text:p text:style-name="MP1">Readme</text:p>
            </table:table-cell>
            <table:table-cell table:style-name="Tabla2.B2" office:value-type="string">
              <text:p text:style-name="MP1">Date: <text:date style:data-style-name="N37" text:date-value="2010-05-18T12:29:43" text:fixed="true">05/18/10</text:date></text:p>
            </table:table-cell>
          </table:table-row>
        </table:table>
        <text:p text:style-name="Header"/>
      </style:header>
      <style:header-left>
        <text:p text:style-name="Header_20_left"/>
      </style:header-left>
      <style:footer>
        <table:table table:name="Tabla1" table:style-name="Tabla1">
          <table:table-column table:style-name="Tabla1.A" table:number-columns-repeated="2"/>
          <table:table-column table:style-name="Tabla1.C"/>
          <table:table-row>
            <table:table-cell table:style-name="Tabla1.A1" office:value-type="string">
              <text:p text:style-name="MP3">Development</text:p>
            </table:table-cell>
            <table:table-cell table:style-name="Tabla1.A1" office:value-type="string">
              <text:p text:style-name="MP4">GHyM, <text:date style:data-style-name="N103" text:date-value="2010-06-09T16:01:25.99">2010</text:date></text:p>
            </table:table-cell>
            <table:table-cell table:style-name="Tabla1.C1" office:value-type="string">
              <text:p text:style-name="MP5"><text:page-number text:select-page="current">2</text:page-number></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09-12-22T13:28:57</meta:creation-date>
    <dc:date>2010-06-09T16:01:26</dc:date>
    <meta:editing-duration>PT14H39M44S</meta:editing-duration>
    <meta:editing-cycles>55</meta:editing-cycles>
    <meta:generator>OpenOffice.org/3.1$Linux OpenOffice.org_project/310m19$Build-9420</meta:generator>
    <dc:creator>Juanan Pereira</dc:creator>
    <meta:document-statistic meta:table-count="5" meta:image-count="0" meta:object-count="0" meta:page-count="22" meta:paragraph-count="469" meta:word-count="4735" meta:character-count="32625"/>
    <meta:user-defined meta:name="Información 1"/>
    <meta:user-defined meta:name="Información 2"/>
    <meta:user-defined meta:name="Información 3"/>
    <meta:user-defined meta:name="Información 4"/>
  </office:meta>
</office:document-meta>
</file>